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top="0cm" fo:margin-bottom="0cm" style:contextual-spacing="false"/>
    </style:style>
    <style:style style:name="P6" style:family="paragraph" style:parent-style-name="Heading_20_2">
      <style:paragraph-properties fo:margin-left="0cm" fo:margin-right="0cm" fo:text-indent="0cm"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Preformatted_20_Text">
      <style:paragraph-properties fo:margin-left="0cm" fo:margin-right="0cm" fo:text-indent="0cm" style:auto-text-indent="false" style:writing-mode="lr-tb"/>
    </style:style>
    <style:style style:name="P13" style:family="paragraph" style:parent-style-name="Preformatted_20_Text">
      <style:paragraph-properties fo:margin-top="0cm" fo:margin-bottom="0.499cm" style:contextual-spacing="false" style:writing-mode="lr-tb"/>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Preformatted_20_Text">
      <style:paragraph-properties style:writing-mode="lr-tb"/>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Preformatted_20_Text">
      <style:paragraph-properties fo:margin-left="0cm" fo:margin-right="0cm" fo:margin-top="0cm" fo:margin-bottom="0.499cm" style:contextual-spacing="false" fo:text-indent="0cm" style:auto-text-indent="false" style:writing-mode="lr-tb"/>
    </style:style>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6"/>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chatgpt.com/c/6961493c-38b8-832b-8ced-b14c79d69d68#main" text:style-name="Internet_20_link" text:visited-style-name="Visited_20_Internet_20_Link">Weiter zum Inhalt</text:a></text:p>
      <text:section text:style-name="Sect1" text:name="stage-slideover-sidebar">
        <text:p text:style-name="P1"/>
      </text:section>
      <text:section text:style-name="Sect1" text:name="sidebar-header">
        <text:p text:style-name="P2"/>
      </text:section>
      <text:section text:style-name="Sect1" text:name="thread">
        <text:h text:style-name="P3" text:outline-level="5">Du:</text:h>
        <text:p text:style-name="P4">tagebau_demo_katalog.json</text:p>
        <text:p text:style-name="P5">Datei</text:p>
        <text:p text:style-name="P5">Kannst Du bitte folgendes in Java programmieren: Ein Kommandozeilenprogramm, dass eine JSON-Datei einliest, die einen Webshop-Katalog enthält. Parse dieses JSON und erstelle aus der gefundenen Struktur genau passende Datenklassen, und zwar so, dass man diese später ebenfalls auf eine SQL Datenbank mappen kann. Erstelle dann einen Parser, der das ursprüngliche JSON-File einliest, und die Daten daraus passend auf Instanzen der generierten Datenklassen überträgt. Beziehungen der Daten untereinander sollen durch Referenzen auf die jeweils zugeordneten Daten abgebildet werden, sodass man am ende einen verlinkten Baum aus Daten mit einer einzigen Wurzel im Speicher hat. Die konkrete JSON-Datei habe ich angehängt. Zuletzt erstelle eine Zip-Datei aus allen Programmdateien, und stelle diwse zum Download bereit. danke schonmal :)</text:p>
      </text:section>
      <text:h text:style-name="Heading_20_6" text:outline-level="6"><draw:frame draw:style-name="fr1" draw:name="Rahmen1" text:anchor-type="char" svg:width="0.041cm" draw:z-index="0"><draw:text-box fo:min-height="0.041cm"><text:h text:style-name="P6" text:outline-level="2">Chatverlauf</text:h></draw:text-box></draw:frame>ChatGPT:</text:h>
      <text:p text:style-name="P2">Hier ist ein vollständiges Java-Kommandozeilenprojekt (Quellcode), das die angehängte JSON-Katalogdatei einliest, in passende Datenklassen (mit JPA-Annotations für spätere SQL-Mappings) parsed und anschließend alle Beziehungen zu einem verlinkten Objektbaum mit genau <text:span text:style-name="Strong_20_Emphasis">einer Wurzel (</text:span><text:span text:style-name="Strong_20_Emphasis"><text:span text:style-name="Source_20_Text">Catalog</text:span></text:span><text:span text:style-name="Strong_20_Emphasis">)</text:span> auflöst. Grundlage ist die von Dir bereitgestellte Datei </text:p>
      <text:p text:style-name="Text_20_body">.</text:p>
      <text:p text:style-name="Text_20_body">Download der ZIP-Datei</text:p>
      <text:h text:style-name="Heading_20_2" text:outline-level="2">Was das Programm macht (kurz)</text:h>
      <text:list text:style-name="L1">
        <text:list-item>
          <text:p text:style-name="P7"><text:span text:style-name="Strong_20_Emphasis">JSON → Datenklassen:</text:span> <text:span text:style-name="Source_20_Text">Catalog</text:span> (Root) enthält <text:span text:style-name="Source_20_Text">categories</text:span> und <text:span text:style-name="Source_20_Text">products</text:span> wie im JSON. </text:p>
        </text:list-item>
      </text:list>
      <text:list text:style-name="L2">
        <text:list-item>
          <text:p text:style-name="P8"><text:span text:style-name="Strong_20_Emphasis">Referenzen verlinken:</text:span> <text:span text:style-name="Source_20_Text">Product.category_id</text:span> wird auf <text:span text:style-name="Source_20_Text">Category</text:span> aufgelöst, und es werden Back-References gesetzt (<text:span text:style-name="Source_20_Text">Category.products</text:span>). </text:p>
        </text:list-item>
      </text:list>
      <text:list text:style-name="L3">
        <text:list-item>
          <text:p text:style-name="P9"><text:span text:style-name="Strong_20_Emphasis">Unterobjekte sauber referenzieren:</text:span> <text:span text:style-name="Source_20_Text">specs</text:span>, <text:span text:style-name="Source_20_Text">pricing</text:span>, <text:span text:style-name="Source_20_Text">inventory</text:span>, <text:span text:style-name="Source_20_Text">shipping</text:span>, <text:span text:style-name="Source_20_Text">media/images</text:span> werden als eigene Entitäten modelliert und an <text:span text:style-name="Source_20_Text">Product</text:span> gebunden. </text:p>
        </text:list-item>
      </text:list>
      <text:list text:style-name="L4">
        <text:list-item>
          <text:p text:style-name="P10"><text:span text:style-name="Strong_20_Emphasis">Validierung:</text:span> prüft u. a., ob jedes Produkt eine gültige Kategorie-Referenz hat.</text:p>
        </text:list-item>
      </text:list>
      <text:h text:style-name="Heading_20_2" text:outline-level="2">Projektstruktur (Auszug)</text:h>
      <text:list text:style-name="L5">
        <text:list-item>
          <text:p text:style-name="P11"><text:span text:style-name="Source_20_Text">de.demo.katalog.CatalogCli</text:span> – CLI-Entry-Point</text:p>
        </text:list-item>
        <text:list-item>
          <text:p text:style-name="P11"><text:span text:style-name="Source_20_Text">de.demo.katalog.parser.CatalogParser</text:span> – Jackson-Parsing</text:p>
        </text:list-item>
        <text:list-item>
          <text:p text:style-name="P11"><text:span text:style-name="Source_20_Text">de.demo.katalog.parser.CatalogLinker</text:span> – Referenzauflösung &amp; Verlinkung</text:p>
        </text:list-item>
        <text:list-item>
          <text:p text:style-name="P11"><text:span text:style-name="Source_20_Text">de.demo.katalog.parser.CatalogValidator</text:span> – Plausibilitätschecks</text:p>
        </text:list-item>
        <text:list-item>
          <text:p text:style-name="P11"><text:span text:style-name="Source_20_Text">de.demo.katalog.model.*</text:span> – Datenklassen/Entities (JPA-annotiert)</text:p>
        </text:list-item>
      </text:list>
      <text:h text:style-name="Heading_20_2" text:outline-level="2"><text:soft-page-break/>Ausführen (bei Dir lokal)</text:h>
      <text:p text:style-name="Text_20_body">Im ZIP ist ein Maven-Projekt enthalten (<text:span text:style-name="Source_20_Text">pom.xml</text:span>). Dann:</text:p>
      <text:p text:style-name="P12"><text:span text:style-name="Source_20_Text">mvn -DskipTests package</text:span></text:p>
      <text:p text:style-name="P13"><text:span text:style-name="Source_20_Text">java -jar target/tagebau-catalog-parser-1.0.0-shaded.jar /pfad/zur/tagebau_demo_katalog.json</text:span></text:p>
      <text:p text:style-name="Text_20_body">Wenn Du möchtest, kann ich als nächsten Schritt auch direkt <text:span text:style-name="Strong_20_Emphasis">DDL-SQL-Vorschläge</text:span> (Tabellen + FK-Struktur) passend zu diesen JPA-Entities ableiten (weiterhin 1:1 zur JSON-Struktur).</text:p>
      <text:h text:style-name="P3" text:outline-level="5">Du:</text:h>
      <text:p text:style-name="Text_20_body">ja bitte, mach das, das interessiert mich sehr</text:p>
      <text:h text:style-name="Heading_20_6" text:outline-level="6">ChatGPT:</text:h>
      <text:p text:style-name="P2">Unten ist ein konsistenter DDL-Vorschlag, der <text:span text:style-name="Strong_20_Emphasis">1:1 zu der JSON-Struktur</text:span> (Root-Felder + <text:span text:style-name="Source_20_Text">categories[]</text:span> + <text:span text:style-name="Source_20_Text">products[]</text:span> inkl. <text:span text:style-name="Source_20_Text">specs/pricing/inventory/shipping/media/images</text:span>) passt. Die Feldnamen orientieren sich an den JSON-Keys wie <text:span text:style-name="Source_20_Text">schema_version</text:span>, <text:span text:style-name="Source_20_Text">generated_at</text:span>, <text:span text:style-name="Source_20_Text">category_id</text:span>, <text:span text:style-name="Source_20_Text">long_description_markdown</text:span>, <text:span text:style-name="Source_20_Text">thumbnail_file</text:span>, <text:span text:style-name="Source_20_Text">generation_prompt</text:span> usw. </text:p>
      <text:p text:style-name="Text_20_body">Ich formuliere das in <text:span text:style-name="Strong_20_Emphasis">PostgreSQL-DDL</text:span> (weitgehend Standard-SQL; für MySQL/MariaDB wären v. a. <text:span text:style-name="Source_20_Text">timestamptz</text:span>/<text:span text:style-name="Source_20_Text">TEXT</text:span>/Identity-Syntax leicht anzupassen).</text:p>
      <text:p text:style-name="Horizontal_20_Line"/>
      <text:h text:style-name="Heading_20_2" text:outline-level="2">Datenmodell (Kurzüberblick)</text:h>
      <text:list text:style-name="L6">
        <text:list-item>
          <text:p text:style-name="P14"><text:span text:style-name="Strong_20_Emphasis">catalogs (Root)</text:span>: enthält <text:span text:style-name="Source_20_Text">schema_version</text:span>, <text:span text:style-name="Source_20_Text">generated_at</text:span>, <text:span text:style-name="Source_20_Text">note</text:span> </text:p>
        </text:list-item>
      </text:list>
      <text:list text:style-name="L7">
        <text:list-item>
          <text:p text:style-name="P15"><text:span text:style-name="Strong_20_Emphasis">categories</text:span>: <text:span text:style-name="Source_20_Text">id</text:span>, <text:span text:style-name="Source_20_Text">name</text:span> und FK auf <text:span text:style-name="Source_20_Text">catalogs</text:span> </text:p>
        </text:list-item>
      </text:list>
      <text:list text:style-name="L8">
        <text:list-item>
          <text:p text:style-name="P16"><text:span text:style-name="Strong_20_Emphasis">products</text:span>: Produktstammdaten, FK auf <text:span text:style-name="Source_20_Text">catalogs</text:span> und auf <text:span text:style-name="Source_20_Text">categories</text:span> via <text:span text:style-name="Source_20_Text">category_id</text:span> </text:p>
        </text:list-item>
      </text:list>
      <text:list text:style-name="L9">
        <text:list-item>
          <text:p text:style-name="P17"><text:span text:style-name="Strong_20_Emphasis">product_specs / pricing / inventory / shipping / product_media</text:span>: jeweils 1:1 zu <text:span text:style-name="Source_20_Text">products</text:span> (PK = <text:span text:style-name="Source_20_Text">product_id</text:span>) </text:p>
        </text:list-item>
      </text:list>
      <text:list text:style-name="L10">
        <text:list-item>
          <text:p text:style-name="P18"><text:span text:style-name="Strong_20_Emphasis">media_images</text:span>: 1:n von <text:span text:style-name="Source_20_Text">product_media</text:span> → <text:span text:style-name="Source_20_Text">images[]</text:span> </text:p>
        </text:list-item>
      </text:list>
      <text:p text:style-name="Horizontal_20_Line"/>
      <text:h text:style-name="Heading_20_2" text:outline-level="2">DDL (PostgreSQL)</text:h>
      <text:p text:style-name="P12"><text:span text:style-name="Source_20_Text">-- Root: Catalog</text:span></text:p>
      <text:p text:style-name="P19"><text:span text:style-name="Source_20_Text">CREATE TABLE catalogs (</text:span></text:p>
      <text:p text:style-name="P19"><text:span text:style-name="Source_20_Text"><text:s text:c="2"/>id <text:s text:c="13"/>BIGINT PRIMARY KEY,</text:span></text:p>
      <text:p text:style-name="P19"><text:span text:style-name="Source_20_Text"><text:s text:c="2"/>schema_version <text:s/>VARCHAR(32) <text:s/>NOT NULL,</text:span></text:p>
      <text:p text:style-name="P19"><text:span text:style-name="Source_20_Text"><text:s text:c="2"/>generated_at <text:s text:c="3"/>TIMESTAMPTZ <text:s/>NOT NULL,</text:span></text:p>
      <text:p text:style-name="P19"><text:span text:style-name="Source_20_Text"><text:s text:c="2"/>note <text:s text:c="11"/>TEXT</text:span></text:p>
      <text:p text:style-name="P19"><text:span text:style-name="Source_20_Text">);</text:span></text:p>
      <text:p text:style-name="P19"/>
      <text:p text:style-name="P19"><text:span text:style-name="Source_20_Text">-- Categories</text:span></text:p>
      <text:p text:style-name="P19"><text:span text:style-name="Source_20_Text">CREATE TABLE categories (</text:span></text:p>
      <text:p text:style-name="P19"><text:span text:style-name="Source_20_Text"><text:s text:c="2"/>id <text:s text:c="8"/>VARCHAR(32) PRIMARY KEY,</text:span></text:p>
      <text:p text:style-name="P19"><text:soft-page-break/><text:span text:style-name="Source_20_Text"><text:s text:c="2"/>name <text:s text:c="6"/>VARCHAR(255) NOT NULL,</text:span></text:p>
      <text:p text:style-name="P19"><text:span text:style-name="Source_20_Text"><text:s text:c="2"/>catalog_id BIGINT NOT NULL,</text:span></text:p>
      <text:p text:style-name="P19"><text:span text:style-name="Source_20_Text"><text:s text:c="2"/>CONSTRAINT fk_categories_catalog</text:span></text:p>
      <text:p text:style-name="P19"><text:span text:style-name="Source_20_Text"><text:s text:c="4"/>FOREIGN KEY (catalog_id) REFERENCES catalogs(id)</text:span></text:p>
      <text:p text:style-name="P19"><text:span text:style-name="Source_20_Text"><text:s text:c="4"/>ON DELETE CASCADE</text:span></text:p>
      <text:p text:style-name="P19"><text:span text:style-name="Source_20_Text">);</text:span></text:p>
      <text:p text:style-name="P19"/>
      <text:p text:style-name="P19"><text:span text:style-name="Source_20_Text">CREATE INDEX idx_categories_catalog_id ON categories(catalog_id);</text:span></text:p>
      <text:p text:style-name="P19"/>
      <text:p text:style-name="P19"><text:span text:style-name="Source_20_Text">-- Products</text:span></text:p>
      <text:p text:style-name="P19"><text:span text:style-name="Source_20_Text">CREATE TABLE products (</text:span></text:p>
      <text:p text:style-name="P19"><text:span text:style-name="Source_20_Text"><text:s text:c="2"/>id <text:s text:c="22"/>VARCHAR(32) PRIMARY KEY,</text:span></text:p>
      <text:p text:style-name="P19"><text:span text:style-name="Source_20_Text"><text:s text:c="2"/>sku <text:s text:c="21"/>VARCHAR(64) <text:s/>NOT NULL,</text:span></text:p>
      <text:p text:style-name="P19"><text:span text:style-name="Source_20_Text"><text:s text:c="2"/>catalog_id <text:s text:c="14"/>BIGINT <text:s text:c="6"/>NOT NULL,</text:span></text:p>
      <text:p text:style-name="P19"><text:span text:style-name="Source_20_Text"><text:s text:c="2"/>category_id <text:s text:c="13"/>VARCHAR(32) <text:s/>NOT NULL,</text:span></text:p>
      <text:p text:style-name="P19"><text:span text:style-name="Source_20_Text"><text:s text:c="2"/>category_name <text:s text:c="11"/>VARCHAR(255) NOT NULL,</text:span></text:p>
      <text:p text:style-name="P19"><text:span text:style-name="Source_20_Text"><text:s text:c="2"/>technical_name <text:s text:c="10"/>VARCHAR(255) NOT NULL,</text:span></text:p>
      <text:p text:style-name="P19"><text:span text:style-name="Source_20_Text"><text:s text:c="2"/>nickname <text:s text:c="16"/>VARCHAR(255) NOT NULL,</text:span></text:p>
      <text:p text:style-name="P19"><text:span text:style-name="Source_20_Text"><text:s text:c="2"/>condition <text:s text:c="15"/>VARCHAR(64) <text:s/>NOT NULL,</text:span></text:p>
      <text:p text:style-name="P19"><text:span text:style-name="Source_20_Text"><text:s text:c="2"/>short_description <text:s text:c="7"/>TEXT,</text:span></text:p>
      <text:p text:style-name="P19"><text:span text:style-name="Source_20_Text"><text:s text:c="2"/>long_description_markdown TEXT,</text:span></text:p>
      <text:p text:style-name="P19"/>
      <text:p text:style-name="P19"><text:span text:style-name="Source_20_Text"><text:s text:c="2"/>CONSTRAINT fk_products_catalog</text:span></text:p>
      <text:p text:style-name="P19"><text:span text:style-name="Source_20_Text"><text:s text:c="4"/>FOREIGN KEY (catalog_id) REFERENCES catalogs(id)</text:span></text:p>
      <text:p text:style-name="P19"><text:span text:style-name="Source_20_Text"><text:s text:c="4"/>ON DELETE CASCADE,</text:span></text:p>
      <text:p text:style-name="P19"/>
      <text:p text:style-name="P19"><text:span text:style-name="Source_20_Text"><text:s text:c="2"/>CONSTRAINT fk_products_category</text:span></text:p>
      <text:p text:style-name="P19"><text:span text:style-name="Source_20_Text"><text:s text:c="4"/>FOREIGN KEY (category_id) REFERENCES categories(id)</text:span></text:p>
      <text:p text:style-name="P19"><text:span text:style-name="Source_20_Text"><text:s text:c="4"/>ON DELETE RESTRICT</text:span></text:p>
      <text:p text:style-name="P19"><text:span text:style-name="Source_20_Text">);</text:span></text:p>
      <text:p text:style-name="P19"/>
      <text:p text:style-name="P19"><text:span text:style-name="Source_20_Text">CREATE INDEX idx_products_catalog_id <text:s/>ON products(catalog_id);</text:span></text:p>
      <text:p text:style-name="P19"><text:span text:style-name="Source_20_Text">CREATE INDEX idx_products_category_id ON products(category_id);</text:span></text:p>
      <text:p text:style-name="P19"/>
      <text:p text:style-name="P19"><text:span text:style-name="Source_20_Text">-- Optional (nur wenn SKU wirklich eindeutig sein soll; im JSON wirkt es so, aber das ist nicht garantiert):</text:span></text:p>
      <text:p text:style-name="P19"><text:span text:style-name="Source_20_Text">-- CREATE UNIQUE INDEX ux_products_sku ON products(sku);</text:span></text:p>
      <text:p text:style-name="P19"/>
      <text:p text:style-name="P19"><text:span text:style-name="Source_20_Text">-- Specs: entspricht products[].specs (heterogene Felder, daher viele NULLable Spalten)</text:span></text:p>
      <text:p text:style-name="P19"><text:span text:style-name="Source_20_Text">CREATE TABLE product_specs (</text:span></text:p>
      <text:p text:style-name="P19"><text:span text:style-name="Source_20_Text"><text:s text:c="2"/>product_id <text:s text:c="10"/>VARCHAR(32) PRIMARY KEY,</text:span></text:p>
      <text:p text:style-name="P19"><text:span text:style-name="Source_20_Text"><text:s text:c="2"/>machine_type <text:s text:c="8"/>VARCHAR(128),</text:span></text:p>
      <text:p text:style-name="P19"><text:span text:style-name="Source_20_Text"><text:s text:c="2"/>operating_weight_t <text:s text:c="2"/>DOUBLE PRECISION,</text:span></text:p>
      <text:p text:style-name="P19"><text:span text:style-name="Source_20_Text"><text:s text:c="2"/>bucket_capacity_m3 <text:s text:c="2"/>DOUBLE PRECISION,</text:span></text:p>
      <text:p text:style-name="P19"><text:span text:style-name="Source_20_Text"><text:s text:c="2"/>engine_power_kw <text:s text:c="5"/>INTEGER,</text:span></text:p>
      <text:p text:style-name="P19"><text:span text:style-name="Source_20_Text"><text:s text:c="2"/>hours_used <text:s text:c="10"/>INTEGER,</text:span></text:p>
      <text:p text:style-name="P19"><text:span text:style-name="Source_20_Text"><text:s text:c="2"/>boom_length_m <text:s text:c="7"/>DOUBLE PRECISION,</text:span></text:p>
      <text:p text:style-name="P19"><text:span text:style-name="Source_20_Text"><text:s text:c="2"/>payload_t <text:s text:c="11"/>DOUBLE PRECISION,</text:span></text:p>
      <text:p text:style-name="P19"><text:span text:style-name="Source_20_Text"><text:s text:c="2"/>tire_size <text:s text:c="11"/>VARCHAR(64),</text:span></text:p>
      <text:p text:style-name="P19"><text:span text:style-name="Source_20_Text"><text:s text:c="2"/>throughput_tph <text:s text:c="6"/>DOUBLE PRECISION,</text:span></text:p>
      <text:p text:style-name="P19"><text:span text:style-name="Source_20_Text"><text:s text:c="2"/>belt_width_mm <text:s text:c="7"/>INTEGER,</text:span></text:p>
      <text:p text:style-name="P19"><text:span text:style-name="Source_20_Text"><text:s text:c="2"/>wheel_diameter_m <text:s text:c="4"/>DOUBLE PRECISION,</text:span></text:p>
      <text:p text:style-name="P19"><text:span text:style-name="Source_20_Text"><text:s text:c="2"/>bucket_count <text:s text:c="8"/>INTEGER,</text:span></text:p>
      <text:p text:style-name="P19"><text:span text:style-name="Source_20_Text"><text:s text:c="2"/>blade_capacity_m3 <text:s text:c="3"/>DOUBLE PRECISION,</text:span></text:p>
      <text:p text:style-name="P19"><text:span text:style-name="Source_20_Text"><text:s text:c="2"/>hole_diameter_mm <text:s text:c="4"/>INTEGER,</text:span></text:p>
      <text:p text:style-name="P19"><text:span text:style-name="Source_20_Text"><text:s text:c="2"/>max_hole_depth_m <text:s text:c="4"/>DOUBLE PRECISION,</text:span></text:p>
      <text:p text:style-name="P19"/>
      <text:p text:style-name="P19"><text:span text:style-name="Source_20_Text"><text:s text:c="2"/>CONSTRAINT fk_product_specs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Pricing: products[].pricing</text:span></text:p>
      <text:p text:style-name="P19"><text:soft-page-break/><text:span text:style-name="Source_20_Text">CREATE TABLE pricing (</text:span></text:p>
      <text:p text:style-name="P19"><text:span text:style-name="Source_20_Text"><text:s text:c="2"/>product_id <text:s text:c="21"/>VARCHAR(32) PRIMARY KEY,</text:span></text:p>
      <text:p text:style-name="P19"><text:span text:style-name="Source_20_Text"><text:s text:c="2"/>currency <text:s text:c="23"/>CHAR(3) NOT NULL,</text:span></text:p>
      <text:p text:style-name="P19"><text:span text:style-name="Source_20_Text"><text:s text:c="2"/>price_exorbitant <text:s text:c="15"/>BIGINT <text:s/>NOT NULL,</text:span></text:p>
      <text:p text:style-name="P19"><text:span text:style-name="Source_20_Text"><text:s text:c="2"/>list_price_even_more_exorbitant BIGINT <text:s/>NOT NULL,</text:span></text:p>
      <text:p text:style-name="P19"><text:span text:style-name="Source_20_Text"><text:s text:c="2"/>vat_note <text:s text:c="23"/>VARCHAR(255),</text:span></text:p>
      <text:p text:style-name="P19"/>
      <text:p text:style-name="P19"><text:span text:style-name="Source_20_Text"><text:s text:c="2"/>CONSTRAINT fk_pricing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Inventory: products[].inventory</text:span></text:p>
      <text:p text:style-name="P19"><text:span text:style-name="Source_20_Text">CREATE TABLE inventory (</text:span></text:p>
      <text:p text:style-name="P19"><text:span text:style-name="Source_20_Text"><text:s text:c="2"/>product_id <text:s text:c="2"/>VARCHAR(32) PRIMARY KEY,</text:span></text:p>
      <text:p text:style-name="P19"><text:span text:style-name="Source_20_Text"><text:s text:c="2"/>stock_qty <text:s text:c="3"/>INTEGER NOT NULL,</text:span></text:p>
      <text:p text:style-name="P19"><text:span text:style-name="Source_20_Text"><text:s text:c="2"/>availability VARCHAR(64) NOT NULL,</text:span></text:p>
      <text:p text:style-name="P19"/>
      <text:p text:style-name="P19"><text:span text:style-name="Source_20_Text"><text:s text:c="2"/>CONSTRAINT fk_inventory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Shipping: products[].shipping</text:span></text:p>
      <text:p text:style-name="P19"><text:span text:style-name="Source_20_Text">CREATE TABLE shipping (</text:span></text:p>
      <text:p text:style-name="P19"><text:span text:style-name="Source_20_Text"><text:s text:c="2"/>product_id <text:s text:c="11"/>VARCHAR(32) PRIMARY KEY,</text:span></text:p>
      <text:p text:style-name="P19"><text:span text:style-name="Source_20_Text"><text:s text:c="2"/>shipping_cost_eur <text:s text:c="4"/>INTEGER NOT NULL,</text:span></text:p>
      <text:p text:style-name="P19"><text:span text:style-name="Source_20_Text"><text:s text:c="2"/>lead_time_days <text:s text:c="7"/>INTEGER NOT NULL,</text:span></text:p>
      <text:p text:style-name="P19"><text:span text:style-name="Source_20_Text"><text:s text:c="2"/>incoterms_suggestion <text:s/>VARCHAR(32),</text:span></text:p>
      <text:p text:style-name="P19"><text:span text:style-name="Source_20_Text"><text:s text:c="2"/>notes <text:s text:c="16"/>TEXT,</text:span></text:p>
      <text:p text:style-name="P19"/>
      <text:p text:style-name="P19"><text:span text:style-name="Source_20_Text"><text:s text:c="2"/>CONSTRAINT fk_shipping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Product media wrapper: products[].media</text:span></text:p>
      <text:p text:style-name="P19"><text:span text:style-name="Source_20_Text">CREATE TABLE product_media (</text:span></text:p>
      <text:p text:style-name="P19"><text:span text:style-name="Source_20_Text"><text:s text:c="2"/>product_id VARCHAR(32) PRIMARY KEY,</text:span></text:p>
      <text:p text:style-name="P19"/>
      <text:p text:style-name="P19"><text:span text:style-name="Source_20_Text"><text:s text:c="2"/>CONSTRAINT fk_product_media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Media images: products[].media.images[]</text:span></text:p>
      <text:p text:style-name="P19"><text:span text:style-name="Source_20_Text">CREATE TABLE media_images (</text:span></text:p>
      <text:p text:style-name="P19"><text:span text:style-name="Source_20_Text"><text:s text:c="2"/>id <text:s text:c="14"/>BIGSERIAL PRIMARY KEY,</text:span></text:p>
      <text:p text:style-name="P19"><text:span text:style-name="Source_20_Text"><text:s text:c="2"/>media_id <text:s text:c="8"/>VARCHAR(32) NOT NULL, -- verweist auf product_media.product_id</text:span></text:p>
      <text:p text:style-name="P19"><text:span text:style-name="Source_20_Text"><text:s text:c="2"/>role <text:s text:c="12"/>VARCHAR(32) <text:s/>NOT NULL,</text:span></text:p>
      <text:p text:style-name="P19"><text:span text:style-name="Source_20_Text"><text:s text:c="2"/>label <text:s text:c="11"/>VARCHAR(255) NOT NULL,</text:span></text:p>
      <text:p text:style-name="P19"><text:span text:style-name="Source_20_Text"><text:s text:c="2"/>file <text:s text:c="12"/>VARCHAR(512) NOT NULL,</text:span></text:p>
      <text:p text:style-name="P19"><text:span text:style-name="Source_20_Text"><text:s text:c="2"/>thumbnail_file <text:s text:c="2"/>VARCHAR(512) NOT NULL,</text:span></text:p>
      <text:p text:style-name="P19"><text:span text:style-name="Source_20_Text"><text:s text:c="2"/>generation_prompt TEXT,</text:span></text:p>
      <text:p text:style-name="P19"/>
      <text:p text:style-name="P19"><text:span text:style-name="Source_20_Text"><text:s text:c="2"/>CONSTRAINT fk_media_images_media</text:span></text:p>
      <text:p text:style-name="P19"><text:span text:style-name="Source_20_Text"><text:s text:c="4"/>FOREIGN KEY (media_id) REFERENCES product_media(product_id)</text:span></text:p>
      <text:p text:style-name="P19"><text:span text:style-name="Source_20_Text"><text:s text:c="4"/>ON DELETE CASCADE</text:span></text:p>
      <text:p text:style-name="P19"><text:span text:style-name="Source_20_Text">);</text:span></text:p>
      <text:p text:style-name="P19"/>
      <text:p text:style-name="P13"><text:span text:style-name="Source_20_Text">CREATE INDEX idx_media_images_media_id ON media_images(media_id);</text:span></text:p>
      <text:p text:style-name="Horizontal_20_Line"/>
      <text:h text:style-name="Heading_20_2" text:outline-level="2"><text:soft-page-break/>Hinweise zur Datenqualität / Normalisierung (ohne Annahmen)</text:h>
      <text:list text:style-name="L11">
        <text:list-item>
          <text:p text:style-name="P20"><text:span text:style-name="Source_20_Text">products.category_id</text:span> ist im JSON eine ID, die zu <text:span text:style-name="Source_20_Text">categories[].id</text:span> passt; die FK-Constraint oben erzwingt genau das. </text:p>
        </text:list-item>
      </text:list>
      <text:list text:style-name="L12">
        <text:list-item>
          <text:p text:style-name="P21"><text:span text:style-name="Source_20_Text">products.category_name</text:span> ist im JSON zusätzlich vorhanden (Redundanz gegenüber <text:span text:style-name="Source_20_Text">categories.name</text:span>). Ob Du es in der DB behalten willst, ist eine Designentscheidung; im DDL ist es enthalten, weil es im JSON vorhanden ist. </text:p>
        </text:list-item>
      </text:list>
      <text:list text:style-name="L13">
        <text:list-item>
          <text:p text:style-name="P22"><text:span text:style-name="Source_20_Text">specs</text:span> ist <text:span text:style-name="Strong_20_Emphasis">schema-variabel</text:span> (je nach <text:span text:style-name="Source_20_Text">machine_type</text:span> tauchen andere Felder auf). Deshalb ist das relationale Mapping in <text:span text:style-name="Source_20_Text">product_specs</text:span> bewusst “wide &amp; nullable” gehalten; das entspricht den im JSON beobachtbaren Spec-Keys. </text:p>
        </text:list-item>
      </text:list>
      <text:p text:style-name="Text_20_body">Wenn Du willst, kann ich Dir als Alternative auch ein stärker normalisiertes Modell skizzieren (z. B. <text:span text:style-name="Source_20_Text">product_spec_kv(product_id, key, num_value, text_value)</text:span>), das neue Spec-Felder ohne Schemaänderung aufnehmen kann—würde aber nicht mehr exakt den aktuellen Java-Entities entsprechen.</text:p>
      <text:h text:style-name="P3" text:outline-level="5">Du:</text:h>
      <text:p text:style-name="Text_20_body">ja bitte, ich möchte auch die stärker normalisierte Variante sehen.</text:p>
      <text:h text:style-name="Heading_20_6" text:outline-level="6">ChatGPT:</text:h>
      <text:p text:style-name="P2">Unten ist eine <text:span text:style-name="Strong_20_Emphasis">stärker normalisierte</text:span> Variante, die das variabel strukturierte <text:span text:style-name="Source_20_Text">specs</text:span>-Objekt nicht als „wide table“ abbildet, sondern als <text:span text:style-name="Strong_20_Emphasis">Key-Value-Tabelle</text:span> (mit optionaler Definitionstabelle für Metadaten/Datentypen). Das ist passend, weil <text:span text:style-name="Source_20_Text">specs</text:span> je nach <text:span text:style-name="Source_20_Text">machine_type</text:span> unterschiedliche Keys enthält (z. B. <text:span text:style-name="Source_20_Text">boom_length_m</text:span> bei Draglines vs. <text:span text:style-name="Source_20_Text">wheel_diameter_m/bucket_count/throughput_tph</text:span> bei Schaufelradbaggern vs. <text:span text:style-name="Source_20_Text">hole_diameter_mm/max_hole_depth_m</text:span> bei Bohrgeräten). </text:p>
      <text:p text:style-name="Text_20_body">Ich lasse alle stabilen Teile (Catalog/Categories/Products/Pricing/Inventory/Shipping/Media/Images) wie zuvor und ersetze nur <text:span text:style-name="Source_20_Text">product_specs</text:span> durch ein normalisiertes Schema.</text:p>
      <text:p text:style-name="Horizontal_20_Line"/>
      <text:h text:style-name="Heading_20_2" text:outline-level="2">Option A: Key-Value ohne Metadaten (am einfachsten)</text:h>
      <text:h text:style-name="Heading_20_3" text:outline-level="3">DDL (PostgreSQL)</text:h>
      <text:p text:style-name="P12"><text:span text:style-name="Source_20_Text">-- wie zuvor: catalogs, categories, products, pricing, inventory, shipping, product_media, media_images</text:span></text:p>
      <text:p text:style-name="P19"><text:span text:style-name="Source_20_Text">-- (unverändert; products.category_id referenziert categories.id) :contentReference[oaicite:3]{index=3}</text:span></text:p>
      <text:p text:style-name="P19"/>
      <text:p text:style-name="P19"><text:span text:style-name="Source_20_Text">-- NEU: normalisierte Specs als Key-Value</text:span></text:p>
      <text:p text:style-name="P19"><text:span text:style-name="Source_20_Text">CREATE TABLE product_spec_kv (</text:span></text:p>
      <text:p text:style-name="P19"><text:span text:style-name="Source_20_Text"><text:s text:c="2"/>product_id <text:s/>VARCHAR(32) NOT NULL,</text:span></text:p>
      <text:p text:style-name="P19"><text:span text:style-name="Source_20_Text"><text:s text:c="2"/>spec_key <text:s text:c="3"/>VARCHAR(128) NOT NULL,</text:span></text:p>
      <text:p text:style-name="P19"/>
      <text:p text:style-name="P19"><text:span text:style-name="Source_20_Text"><text:s text:c="2"/>-- Genau ein Wert-Feld sollte belegt sein:</text:span></text:p>
      <text:p text:style-name="P19"><text:span text:style-name="Source_20_Text"><text:s text:c="2"/>value_text <text:s/>TEXT,</text:span></text:p>
      <text:p text:style-name="P19"><text:span text:style-name="Source_20_Text"><text:s text:c="2"/>value_num <text:s text:c="2"/>DOUBLE PRECISION,</text:span></text:p>
      <text:p text:style-name="P19"><text:soft-page-break/><text:span text:style-name="Source_20_Text"><text:s text:c="2"/>value_int <text:s text:c="2"/>BIGINT,</text:span></text:p>
      <text:p text:style-name="P19"><text:span text:style-name="Source_20_Text"><text:s text:c="2"/>value_bool <text:s/>BOOLEAN,</text:span></text:p>
      <text:p text:style-name="P19"/>
      <text:p text:style-name="P19"><text:span text:style-name="Source_20_Text"><text:s text:c="2"/>unit <text:s text:c="7"/>VARCHAR(32), <text:s text:c="4"/>-- optional, z.B. "m", "t", "kW"</text:span></text:p>
      <text:p text:style-name="P19"><text:span text:style-name="Source_20_Text"><text:s text:c="2"/>source <text:s text:c="5"/>VARCHAR(32), <text:s text:c="4"/>-- optional, z.B. "json"</text:span></text:p>
      <text:p text:style-name="P19"><text:span text:style-name="Source_20_Text"><text:s text:c="2"/>PRIMARY KEY (product_id, spec_key),</text:span></text:p>
      <text:p text:style-name="P19"/>
      <text:p text:style-name="P19"><text:span text:style-name="Source_20_Text"><text:s text:c="2"/>CONSTRAINT fk_product_spec_kv_product</text:span></text:p>
      <text:p text:style-name="P19"><text:span text:style-name="Source_20_Text"><text:s text:c="4"/>FOREIGN KEY (product_id) REFERENCES products(id)</text:span></text:p>
      <text:p text:style-name="P19"><text:span text:style-name="Source_20_Text"><text:s text:c="4"/>ON DELETE CASCADE,</text:span></text:p>
      <text:p text:style-name="P19"/>
      <text:p text:style-name="P19"><text:span text:style-name="Source_20_Text"><text:s text:c="2"/>CONSTRAINT ck_one_value</text:span></text:p>
      <text:p text:style-name="P19"><text:span text:style-name="Source_20_Text"><text:s text:c="4"/>CHECK (</text:span></text:p>
      <text:p text:style-name="P19"><text:span text:style-name="Source_20_Text"><text:s text:c="6"/>(CASE WHEN value_text IS NOT NULL THEN 1 ELSE 0 END) +</text:span></text:p>
      <text:p text:style-name="P19"><text:span text:style-name="Source_20_Text"><text:s text:c="6"/>(CASE WHEN value_num <text:s/>IS NOT NULL THEN 1 ELSE 0 END) +</text:span></text:p>
      <text:p text:style-name="P19"><text:span text:style-name="Source_20_Text"><text:s text:c="6"/>(CASE WHEN value_int <text:s/>IS NOT NULL THEN 1 ELSE 0 END) +</text:span></text:p>
      <text:p text:style-name="P19"><text:span text:style-name="Source_20_Text"><text:s text:c="6"/>(CASE WHEN value_bool IS NOT NULL THEN 1 ELSE 0 END)</text:span></text:p>
      <text:p text:style-name="P19"><text:span text:style-name="Source_20_Text"><text:s text:c="6"/>= 1</text:span></text:p>
      <text:p text:style-name="P19"><text:span text:style-name="Source_20_Text"><text:s text:c="4"/>)</text:span></text:p>
      <text:p text:style-name="P19"><text:span text:style-name="Source_20_Text">);</text:span></text:p>
      <text:p text:style-name="P19"/>
      <text:p text:style-name="P13"><text:span text:style-name="Source_20_Text">CREATE INDEX idx_product_spec_kv_key ON product_spec_kv(spec_key);</text:span></text:p>
      <text:h text:style-name="Heading_20_3" text:outline-level="3">Wie das JSON darauf gemappt wird</text:h>
      <text:p text:style-name="Text_20_body">Für jedes <text:span text:style-name="Source_20_Text">products[].specs</text:span>-Feld erzeugst Du eine Zeile:</text:p>
      <text:list text:style-name="L14">
        <text:list-item>
          <text:p text:style-name="P23"><text:span text:style-name="Source_20_Text">spec_key = "machine_type"</text:span>, <text:span text:style-name="Source_20_Text">value_text = "Dragline Excavator"</text:span> </text:p>
        </text:list-item>
      </text:list>
      <text:list text:style-name="L15">
        <text:list-item>
          <text:p text:style-name="P24"><text:span text:style-name="Source_20_Text">spec_key = "boom_length_m"</text:span>, <text:span text:style-name="Source_20_Text">value_num = 113.4</text:span>, <text:span text:style-name="Source_20_Text">unit="m"</text:span> </text:p>
        </text:list-item>
      </text:list>
      <text:list text:style-name="L16">
        <text:list-item>
          <text:p text:style-name="P25"><text:span text:style-name="Source_20_Text">spec_key = "bucket_count"</text:span>, <text:span text:style-name="Source_20_Text">value_int = 19</text:span> </text:p>
        </text:list-item>
      </text:list>
      <text:list text:style-name="L17">
        <text:list-item>
          <text:p text:style-name="P26"><text:span text:style-name="Source_20_Text">spec_key = "hole_diameter_mm"</text:span>, <text:span text:style-name="Source_20_Text">value_int = 170</text:span>, <text:span text:style-name="Source_20_Text">unit="mm"</text:span> </text:p>
        </text:list-item>
      </text:list>
      <text:p text:style-name="Horizontal_20_Line"/>
      <text:h text:style-name="Heading_20_2" text:outline-level="2">Option B: Key-Value + Spec-Definitionen (besser für Validierung/BI)</text:h>
      <text:p text:style-name="Text_20_body">Hier definierst Du einmalig, welche Keys es gibt, wie sie heißen, welcher Datentyp erwartet wird, ggf. Einheit usw. Das ist hilfreich, weil <text:span text:style-name="Source_20_Text">specs</text:span> semantisch wiederkehrende Keys nutzt (<text:span text:style-name="Source_20_Text">hours_used</text:span>, <text:span text:style-name="Source_20_Text">engine_power_kw</text:span>, …), aber nicht jeder Produkttyp alle Keys hat. </text:p>
      <text:h text:style-name="Heading_20_3" text:outline-level="3">DDL (PostgreSQL)</text:h>
      <text:p text:style-name="P12"><text:span text:style-name="Source_20_Text">-- Optional: Katalogweite Definition von Spec-Keys</text:span></text:p>
      <text:p text:style-name="P19"><text:span text:style-name="Source_20_Text">CREATE TABLE spec_definitions (</text:span></text:p>
      <text:p text:style-name="P19"><text:span text:style-name="Source_20_Text"><text:s text:c="2"/>spec_key <text:s text:c="6"/>VARCHAR(128) PRIMARY KEY,</text:span></text:p>
      <text:p text:style-name="P19"><text:span text:style-name="Source_20_Text"><text:s text:c="2"/>display_name <text:s text:c="2"/>VARCHAR(255) NOT NULL,</text:span></text:p>
      <text:p text:style-name="P19"><text:span text:style-name="Source_20_Text"><text:s text:c="2"/>value_type <text:s text:c="4"/>VARCHAR(16) <text:s/>NOT NULL, <text:s/>-- 'TEXT'|'NUM'|'INT'|'BOOL'</text:span></text:p>
      <text:p text:style-name="P19"><text:span text:style-name="Source_20_Text"><text:s text:c="2"/>default_unit <text:s text:c="2"/>VARCHAR(32),</text:span></text:p>
      <text:p text:style-name="P19"><text:span text:style-name="Source_20_Text"><text:s text:c="2"/>description <text:s text:c="3"/>TEXT</text:span></text:p>
      <text:p text:style-name="P19"><text:span text:style-name="Source_20_Text">);</text:span></text:p>
      <text:p text:style-name="P19"/>
      <text:p text:style-name="P19"><text:span text:style-name="Source_20_Text">-- Optional: Welche Spec-Keys sind für welchen machine_type üblich/erlaubt?</text:span></text:p>
      <text:p text:style-name="P19"><text:span text:style-name="Source_20_Text">CREATE TABLE spec_machine_type_allowed (</text:span></text:p>
      <text:p text:style-name="P19"><text:span text:style-name="Source_20_Text"><text:s text:c="2"/>machine_type <text:s text:c="2"/>VARCHAR(128) NOT NULL,</text:span></text:p>
      <text:p text:style-name="P19"><text:span text:style-name="Source_20_Text"><text:s text:c="2"/>spec_key <text:s text:c="6"/>VARCHAR(128) NOT NULL,</text:span></text:p>
      <text:p text:style-name="P19"><text:soft-page-break/><text:span text:style-name="Source_20_Text"><text:s text:c="2"/>PRIMARY KEY (machine_type, spec_key),</text:span></text:p>
      <text:p text:style-name="P19"><text:span text:style-name="Source_20_Text"><text:s text:c="2"/>FOREIGN KEY (spec_key) REFERENCES spec_definitions(spec_key)</text:span></text:p>
      <text:p text:style-name="P19"><text:span text:style-name="Source_20_Text">);</text:span></text:p>
      <text:p text:style-name="P19"/>
      <text:p text:style-name="P19"><text:span text:style-name="Source_20_Text">-- Werte (wie Option A), aber mit FK auf spec_definitions</text:span></text:p>
      <text:p text:style-name="P19"><text:span text:style-name="Source_20_Text">CREATE TABLE product_spec_kv (</text:span></text:p>
      <text:p text:style-name="P19"><text:span text:style-name="Source_20_Text"><text:s text:c="2"/>product_id <text:s/>VARCHAR(32) NOT NULL,</text:span></text:p>
      <text:p text:style-name="P19"><text:span text:style-name="Source_20_Text"><text:s text:c="2"/>spec_key <text:s text:c="3"/>VARCHAR(128) NOT NULL,</text:span></text:p>
      <text:p text:style-name="P19"/>
      <text:p text:style-name="P19"><text:span text:style-name="Source_20_Text"><text:s text:c="2"/>value_text <text:s/>TEXT,</text:span></text:p>
      <text:p text:style-name="P19"><text:span text:style-name="Source_20_Text"><text:s text:c="2"/>value_num <text:s text:c="2"/>DOUBLE PRECISION,</text:span></text:p>
      <text:p text:style-name="P19"><text:span text:style-name="Source_20_Text"><text:s text:c="2"/>value_int <text:s text:c="2"/>BIGINT,</text:span></text:p>
      <text:p text:style-name="P19"><text:span text:style-name="Source_20_Text"><text:s text:c="2"/>value_bool <text:s/>BOOLEAN,</text:span></text:p>
      <text:p text:style-name="P19"/>
      <text:p text:style-name="P19"><text:span text:style-name="Source_20_Text"><text:s text:c="2"/>unit <text:s text:c="7"/>VARCHAR(32),</text:span></text:p>
      <text:p text:style-name="P19"><text:span text:style-name="Source_20_Text"><text:s text:c="2"/>PRIMARY KEY (product_id, spec_key),</text:span></text:p>
      <text:p text:style-name="P19"/>
      <text:p text:style-name="P19"><text:span text:style-name="Source_20_Text"><text:s text:c="2"/>CONSTRAINT fk_product_spec_kv_product</text:span></text:p>
      <text:p text:style-name="P19"><text:span text:style-name="Source_20_Text"><text:s text:c="4"/>FOREIGN KEY (product_id) REFERENCES products(id)</text:span></text:p>
      <text:p text:style-name="P19"><text:span text:style-name="Source_20_Text"><text:s text:c="4"/>ON DELETE CASCADE,</text:span></text:p>
      <text:p text:style-name="P19"/>
      <text:p text:style-name="P19"><text:span text:style-name="Source_20_Text"><text:s text:c="2"/>CONSTRAINT fk_product_spec_kv_def</text:span></text:p>
      <text:p text:style-name="P19"><text:span text:style-name="Source_20_Text"><text:s text:c="4"/>FOREIGN KEY (spec_key) REFERENCES spec_definitions(spec_key)</text:span></text:p>
      <text:p text:style-name="P19"><text:span text:style-name="Source_20_Text"><text:s text:c="4"/>ON DELETE RESTRICT,</text:span></text:p>
      <text:p text:style-name="P19"/>
      <text:p text:style-name="P19"><text:span text:style-name="Source_20_Text"><text:s text:c="2"/>CONSTRAINT ck_one_value</text:span></text:p>
      <text:p text:style-name="P19"><text:span text:style-name="Source_20_Text"><text:s text:c="4"/>CHECK (</text:span></text:p>
      <text:p text:style-name="P19"><text:span text:style-name="Source_20_Text"><text:s text:c="6"/>(CASE WHEN value_text IS NOT NULL THEN 1 ELSE 0 END) +</text:span></text:p>
      <text:p text:style-name="P19"><text:span text:style-name="Source_20_Text"><text:s text:c="6"/>(CASE WHEN value_num <text:s/>IS NOT NULL THEN 1 ELSE 0 END) +</text:span></text:p>
      <text:p text:style-name="P19"><text:span text:style-name="Source_20_Text"><text:s text:c="6"/>(CASE WHEN value_int <text:s/>IS NOT NULL THEN 1 ELSE 0 END) +</text:span></text:p>
      <text:p text:style-name="P19"><text:span text:style-name="Source_20_Text"><text:s text:c="6"/>(CASE WHEN value_bool IS NOT NULL THEN 1 ELSE 0 END)</text:span></text:p>
      <text:p text:style-name="P19"><text:span text:style-name="Source_20_Text"><text:s text:c="6"/>= 1</text:span></text:p>
      <text:p text:style-name="P19"><text:span text:style-name="Source_20_Text"><text:s text:c="4"/>)</text:span></text:p>
      <text:p text:style-name="P19"><text:span text:style-name="Source_20_Text">);</text:span></text:p>
      <text:p text:style-name="P19"/>
      <text:p text:style-name="P13"><text:span text:style-name="Source_20_Text">CREATE INDEX idx_product_spec_kv_key ON product_spec_kv(spec_key);</text:span></text:p>
      <text:h text:style-name="Heading_20_3" text:outline-level="3">Beispiel-Seed für <text:span text:style-name="Source_20_Text">spec_definitions</text:span> (aus den im JSON vorkommenden Keys)</text:h>
      <text:p text:style-name="Text_20_body">Die folgenden Keys sind im JSON belegt (Auszug) und eignen sich als Start. </text:p>
      <text:p text:style-name="P12"><text:span text:style-name="Source_20_Text">INSERT INTO spec_definitions(spec_key, display_name, value_type, default_unit)</text:span></text:p>
      <text:p text:style-name="P19"><text:span text:style-name="Source_20_Text">VALUES</text:span></text:p>
      <text:p text:style-name="P19"><text:span text:style-name="Source_20_Text">('machine_type', <text:s text:c="6"/>'Machine Type', <text:s text:c="6"/>'TEXT', NULL),</text:span></text:p>
      <text:p text:style-name="P19"><text:span text:style-name="Source_20_Text">('hours_used', <text:s text:c="8"/>'Hours Used', <text:s text:c="8"/>'INT', <text:s/>'h'),</text:span></text:p>
      <text:p text:style-name="P19"><text:span text:style-name="Source_20_Text">('engine_power_kw', <text:s text:c="3"/>'Engine Power', <text:s text:c="6"/>'INT', <text:s/>'kW'),</text:span></text:p>
      <text:p text:style-name="P19"><text:span text:style-name="Source_20_Text">('operating_weight_t', 'Operating Weight', <text:s text:c="2"/>'NUM', <text:s/>'t'),</text:span></text:p>
      <text:p text:style-name="P19"><text:span text:style-name="Source_20_Text">('bucket_capacity_m3', 'Bucket Capacity', <text:s text:c="3"/>'NUM', <text:s/>'m3'),</text:span></text:p>
      <text:p text:style-name="P19"><text:span text:style-name="Source_20_Text">('boom_length_m', <text:s text:c="5"/>'Boom Length', <text:s text:c="7"/>'NUM', <text:s/>'m'),</text:span></text:p>
      <text:p text:style-name="P19"><text:span text:style-name="Source_20_Text">('wheel_diameter_m', <text:s text:c="2"/>'Wheel Diameter', <text:s text:c="4"/>'NUM', <text:s/>'m'),</text:span></text:p>
      <text:p text:style-name="P19"><text:span text:style-name="Source_20_Text">('bucket_count', <text:s text:c="6"/>'Bucket Count', <text:s text:c="6"/>'INT', <text:s/>NULL),</text:span></text:p>
      <text:p text:style-name="P19"><text:span text:style-name="Source_20_Text">('throughput_tph', <text:s text:c="4"/>'Throughput', <text:s text:c="8"/>'NUM', <text:s/>'tph'),</text:span></text:p>
      <text:p text:style-name="P19"><text:span text:style-name="Source_20_Text">('hole_diameter_mm', <text:s text:c="2"/>'Hole Diameter', <text:s text:c="5"/>'INT', <text:s/>'mm'),</text:span></text:p>
      <text:p text:style-name="P13"><text:span text:style-name="Source_20_Text">('max_hole_depth_m', <text:s text:c="2"/>'Max Hole Depth', <text:s text:c="4"/>'NUM', <text:s/>'m');</text:span></text:p>
      <text:p text:style-name="Horizontal_20_Line"/>
      <text:h text:style-name="Heading_20_2" text:outline-level="2"><text:soft-page-break/>Beispielabfragen (zeigen den Nutzen der Normalisierung)</text:h>
      <text:h text:style-name="Heading_20_3" text:outline-level="3">1) Alle Produkte mit <text:span text:style-name="Source_20_Text">hours_used &gt; 50000</text:span></text:h>
      <text:p text:style-name="Text_20_body"><text:span text:style-name="Source_20_Text">hours_used</text:span> ist im JSON in <text:span text:style-name="Source_20_Text">specs</text:span> enthalten. </text:p>
      <text:p text:style-name="P12"><text:span text:style-name="Source_20_Text">SELECT p.id, p.sku, p.technical_name, s.value_int AS hours_used</text:span></text:p>
      <text:p text:style-name="P19"><text:span text:style-name="Source_20_Text">FROM products p</text:span></text:p>
      <text:p text:style-name="P19"><text:span text:style-name="Source_20_Text">JOIN product_spec_kv s</text:span></text:p>
      <text:p text:style-name="P19"><text:span text:style-name="Source_20_Text"><text:s text:c="2"/>ON s.product_id = p.id AND s.spec_key = 'hours_used'</text:span></text:p>
      <text:p text:style-name="P13"><text:span text:style-name="Source_20_Text">WHERE s.value_int &gt; 50000;</text:span></text:p>
      <text:h text:style-name="Heading_20_3" text:outline-level="3">2) Bucket-Wheel Excavators und deren Durchsatz (<text:span text:style-name="Source_20_Text">throughput_tph</text:span>)</text:h>
      <text:p text:style-name="Text_20_body">Im JSON: <text:span text:style-name="Source_20_Text">machine_type = "Bucket-Wheel Excavator"</text:span> und <text:span text:style-name="Source_20_Text">throughput_tph</text:span> in <text:span text:style-name="Source_20_Text">specs</text:span>. </text:p>
      <text:p text:style-name="P12"><text:span text:style-name="Source_20_Text">SELECT p.id, p.technical_name, t.value_num AS throughput_tph</text:span></text:p>
      <text:p text:style-name="P19"><text:span text:style-name="Source_20_Text">FROM products p</text:span></text:p>
      <text:p text:style-name="P19"><text:span text:style-name="Source_20_Text">JOIN product_spec_kv mt</text:span></text:p>
      <text:p text:style-name="P19"><text:span text:style-name="Source_20_Text"><text:s text:c="2"/>ON mt.product_id = p.id AND mt.spec_key='machine_type' AND mt.value_text='Bucket-Wheel Excavator'</text:span></text:p>
      <text:p text:style-name="P19"><text:span text:style-name="Source_20_Text">JOIN product_spec_kv t</text:span></text:p>
      <text:p text:style-name="P13"><text:span text:style-name="Source_20_Text"><text:s text:c="2"/>ON t.product_id = p.id AND t.spec_key='throughput_tph';</text:span></text:p>
      <text:p text:style-name="Horizontal_20_Line"/>
      <text:h text:style-name="Heading_20_2" text:outline-level="2">Praktische Konsequenz für Deinen Java-Parser</text:h>
      <text:list text:style-name="L18">
        <text:list-item>
          <text:p text:style-name="P27">Statt eines <text:span text:style-name="Source_20_Text">ProductSpecs</text:span>-Objekts mit vielen optionalen Feldern erzeugst Du beim Parsen eine <text:span text:style-name="Source_20_Text">List&lt;ProductSpecKV&gt;</text:span>.</text:p>
        </text:list-item>
        <text:list-item>
          <text:p text:style-name="P27">Der Parser iteriert über <text:span text:style-name="Source_20_Text">specs</text:span>-Keyset und entscheidet anhand des JSON-Typs (string/number/bool/int), welches <text:span text:style-name="Source_20_Text">value_*</text:span> Feld gesetzt wird.</text:p>
        </text:list-item>
        <text:list-item>
          <text:p text:style-name="P27"><text:span text:style-name="Source_20_Text">machine_type</text:span> bleibt ein normaler Spec-Key (oder Du ziehst ihn zusätzlich als eigene Spalte in <text:span text:style-name="Source_20_Text">products</text:span> hoch; im JSON steht er unter <text:span text:style-name="Source_20_Text">specs.machine_type</text:span>). </text:p>
        </text:list-item>
      </text:list>
      <text:p text:style-name="Text_20_body">Wenn Du möchtest, kann ich Dir als nächstes auch eine konkrete Migrationsstrategie skizzieren: <text:span text:style-name="Strong_20_Emphasis">wie Du aus der „wide table“-Variante automatisiert in </text:span><text:span text:style-name="Strong_20_Emphasis"><text:span text:style-name="Source_20_Text">product_spec_kv</text:span></text:span><text:span text:style-name="Strong_20_Emphasis"> überführst</text:span> (SQL + Java-ETL-Logik), inklusive Einheiten-Ableitung aus Suffixen wie <text:span text:style-name="Source_20_Text">_m</text:span>, <text:span text:style-name="Source_20_Text">_mm</text:span>, <text:span text:style-name="Source_20_Text">_kw</text:span>, <text:span text:style-name="Source_20_Text">_m3</text:span>, <text:span text:style-name="Source_20_Text">_tph</text:span>, <text:span text:style-name="Source_20_Text">_t</text:span>.</text:p>
      <text:h text:style-name="P3" text:outline-level="5">Du:</text:h>
      <text:p text:style-name="Text_20_body">es kommt jetzt noch ein kniffeliger Teil, bei dem ich nicht klar sehen kann, wie das gemacht werden muss: Ich möchte zu jedem Produkt aus der JSON-Datei vier KI-Bilder erstellen lassen, und zwar zeigen alle dasselbe Produkt aber drei aus verschiedenen Perspektiven, und zusätzlich jeweils ein Thumbnail. Die Namen und Pfade zu den Bild-Dateien stehen in den Produkt-Media-Daten. Was muß ich tun, um zu allen Produkten der JSON-Datei diese KI-Bilderstellings-Jobs weitestgehend automatisiert ablaufen zu lassen? </text:p>
      <text:h text:style-name="Heading_20_6" text:outline-level="6"><text:soft-page-break/>ChatGPT:</text:h>
      <text:p text:style-name="P2">Um das weitestgehend zu automatisieren, brauchst Du im Kern eine <text:span text:style-name="Strong_20_Emphasis">Job-Pipeline</text:span>: (1) JSON einlesen → (2) pro Produkt 4 Bild-Jobs erzeugen (3 Perspektiven + 1 Thumbnail) → (3) Bildgenerierung ausführen → (4) Dateien unter den im JSON vorgegebenen Pfaden speichern → (5) Status/Retry/Idempotenz. Die OpenAI Image API unterstützt dafür „Generations“ (aus Text) und „Edits“ (auf Basis eines vorhandenen Bildes). </text:p>
      <text:p text:style-name="Text_20_body">Wichtig für „dasselbe Produkt, nur andere Perspektive“: <text:span text:style-name="Strong_20_Emphasis">Du brauchst Konsistenz zwischen den Bildern.</text:span> Das erreichst Du am zuverlässigsten mit einem <text:span text:style-name="Strong_20_Emphasis">Masterbild + 3 Edits</text:span> (statt 4 komplett unabhängiger Generations).</text:p>
      <text:p text:style-name="Horizontal_20_Line"/>
      <text:h text:style-name="Heading_20_2" text:outline-level="2">1) Zielzustand definieren: Welche 4 Dateien pro Produkt?</text:h>
      <text:p text:style-name="Text_20_body">Aus Deinen <text:span text:style-name="Source_20_Text">media.images[]</text:span> Einträgen (je Bild: <text:span text:style-name="Source_20_Text">role</text:span>, <text:span text:style-name="Source_20_Text">file</text:span>, <text:span text:style-name="Source_20_Text">thumbnail_file</text:span>, <text:span text:style-name="Source_20_Text">generation_prompt</text:span>) leitest Du die Soll-Dateien ab. Im JSON sind diese Pfade und Namen bereits pro Produkt hinterlegt; darauf sollte Deine Pipeline schreiben. </text:p>
      <text:p text:style-name="Text_20_body">Empfehlung:</text:p>
      <text:list text:style-name="L19">
        <text:list-item>
          <text:p text:style-name="P28"><text:span text:style-name="Strong_20_Emphasis">3 Perspektiven</text:span> als „Masterbilder“ (z. B. 1024×1024 oder 1536×1024 je nach Layout)</text:p>
        </text:list-item>
        <text:list-item>
          <text:p text:style-name="P28"><text:span text:style-name="Strong_20_Emphasis">1 Thumbnail</text:span> pro Perspektive <text:span text:style-name="Strong_20_Emphasis">nicht</text:span> per KI generieren, sondern <text:span text:style-name="Strong_20_Emphasis">deterministisch</text:span> aus dem jeweiligen Masterbild ableiten (Downscale + Crop), damit es stabil und reproduzierbar ist. (Das reduziert Kosten/Fehlerquellen und ist unabhängig vom Modell.)</text:p>
        </text:list-item>
      </text:list>
      <text:p text:style-name="Horizontal_20_Line"/>
      <text:h text:style-name="Heading_20_2" text:outline-level="2">2) Prompt-Strategie für Perspektiv-Konsistenz (Master + Edits)</text:h>
      <text:h text:style-name="Heading_20_3" text:outline-level="3">Schritt A: Masterbild pro Produkt (Generation)</text:h>
      <text:p text:style-name="Text_20_body">Erzeuge 1 „Hero“-Bild aus Text:</text:p>
      <text:list text:style-name="L20">
        <text:list-item>
          <text:p text:style-name="P29">Inhalt: Produktname/technischer Name, kurze Beschreibung, Zustand, ggf. relevante Specs (aber nur die wichtigsten), gewünschter Stil (Studiofoto, neutraler Hintergrund).</text:p>
        </text:list-item>
        <text:list-item>
          <text:p text:style-name="P29">Ausgabe: z. B. <text:span text:style-name="Source_20_Text">gpt-image-1</text:span> (oder <text:span text:style-name="Source_20_Text">gpt-image-1.5</text:span>), Größe z. B. 1024×1024. </text:p>
        </text:list-item>
      </text:list>
      <text:h text:style-name="Heading_20_3" text:outline-level="3">Schritt B: 2 weitere Perspektiven als <text:span text:style-name="Strong_20_Emphasis">Edits</text:span> (mit Masterbild als Input)</text:h>
      <text:p text:style-name="Text_20_body">Für Perspektiven ist „Edits“ nützlich: Du gibst das Masterbild als Referenz hinein und instruierst:</text:p>
      <text:list text:style-name="L21">
        <text:list-item>
          <text:p text:style-name="P30">„gleiches Produkt, gleiche Materialien/Farben/Markierungen, aber Kamera 30° links / 30° rechts / Rückansicht / Detailansicht“</text:p>
        </text:list-item>
        <text:list-item>
          <text:p text:style-name="P30">„gleiche Beleuchtung, gleicher Hintergrund, gleiche Brennweite“ usw.</text:p>
        </text:list-item>
      </text:list>
      <text:p text:style-name="Text_20_body">Edits Endpoint: <text:span text:style-name="Source_20_Text">/v1/images/edits</text:span>. </text:p>
      <text:p text:style-name="Text_20_body">Damit bekommst Du typischerweise wesentlich konsistentere Serien als mit 3 unabhängigen „Generations“.</text:p>
      <text:p text:style-name="Horizontal_20_Line"><text:soft-page-break/></text:p>
      <text:h text:style-name="Heading_20_2" text:outline-level="2">3) Automatisierungs-Architektur (robust, wiederholbar)</text:h>
      <text:h text:style-name="Heading_20_3" text:outline-level="3">A) Job-Tabelle (oder JSONL) als interne Arbeitsliste</text:h>
      <text:p text:style-name="Text_20_body">Pro Produkt legst Du Jobs an, z. B.:</text:p>
      <text:list text:style-name="L22">
        <text:list-item>
          <text:p text:style-name="P31"><text:span text:style-name="Source_20_Text">product_id</text:span></text:p>
        </text:list-item>
        <text:list-item>
          <text:p text:style-name="P31"><text:span text:style-name="Source_20_Text">job_type</text:span>: <text:span text:style-name="Source_20_Text">MASTER</text:span>, <text:span text:style-name="Source_20_Text">ANGLE_LEFT</text:span>, <text:span text:style-name="Source_20_Text">ANGLE_RIGHT</text:span>, <text:span text:style-name="Source_20_Text">THUMBNAIL_LEFT</text:span>, …</text:p>
        </text:list-item>
        <text:list-item>
          <text:p text:style-name="P31"><text:span text:style-name="Source_20_Text">output_file</text:span> (aus <text:span text:style-name="Source_20_Text">media.images[].file</text:span>)</text:p>
        </text:list-item>
        <text:list-item>
          <text:p text:style-name="P31"><text:span text:style-name="Source_20_Text">thumbnail_file</text:span> (aus <text:span text:style-name="Source_20_Text">media.images[].thumbnail_file</text:span>)</text:p>
        </text:list-item>
        <text:list-item>
          <text:p text:style-name="P31"><text:span text:style-name="Source_20_Text">prompt</text:span> (Basis + Perspektivzusatz; optional <text:span text:style-name="Source_20_Text">generation_prompt</text:span> aus JSON übernehmen)</text:p>
        </text:list-item>
        <text:list-item>
          <text:p text:style-name="P31"><text:span text:style-name="Source_20_Text">depends_on</text:span> (Edits hängen vom Master ab)</text:p>
        </text:list-item>
        <text:list-item>
          <text:p text:style-name="P31"><text:span text:style-name="Source_20_Text">status</text:span>: <text:span text:style-name="Source_20_Text">PENDING/RUNNING/DONE/FAILED</text:span></text:p>
        </text:list-item>
        <text:list-item>
          <text:p text:style-name="P31"><text:span text:style-name="Source_20_Text">attempts</text:span>, <text:span text:style-name="Source_20_Text">last_error</text:span></text:p>
        </text:list-item>
        <text:list-item>
          <text:p text:style-name="P31"><text:span text:style-name="Source_20_Text">idempotency_key</text:span> (z. B. Hash aus <text:span text:style-name="Source_20_Text">product_id + job_type + prompt + model + size</text:span>)</text:p>
        </text:list-item>
      </text:list>
      <text:h text:style-name="Heading_20_3" text:outline-level="3">B) Worker-Pool</text:h>
      <text:p text:style-name="Text_20_body">Ein Worker:</text:p>
      <text:list text:style-name="L23">
        <text:list-item>
          <text:p text:style-name="P32">nimmt nächsten <text:span text:style-name="Source_20_Text">PENDING</text:span> Job (unter Beachtung von <text:span text:style-name="Source_20_Text">depends_on</text:span>)</text:p>
        </text:list-item>
        <text:list-item>
          <text:p text:style-name="P32">ruft Image API auf (Generation oder Edit)</text:p>
        </text:list-item>
        <text:list-item>
          <text:p text:style-name="P32">schreibt Ergebnisdatei an <text:span text:style-name="Source_20_Text">output_file</text:span></text:p>
        </text:list-item>
        <text:list-item>
          <text:p text:style-name="P32">erzeugt Thumbnail lokal (ImageMagick/Java ImageIO) und schreibt an <text:span text:style-name="Source_20_Text">thumbnail_file</text:span></text:p>
        </text:list-item>
        <text:list-item>
          <text:p text:style-name="P32">setzt <text:span text:style-name="Source_20_Text">DONE</text:span></text:p>
        </text:list-item>
      </text:list>
      <text:h text:style-name="Heading_20_3" text:outline-level="3">C) Idempotenz + Retry</text:h>
      <text:list text:style-name="L24">
        <text:list-item>
          <text:p text:style-name="P33">Bei Netzwerk-/Rate-Limit-Fehlern: <text:span text:style-name="Strong_20_Emphasis">Exponential Backoff</text:span> und Retry mit Limit.</text:p>
        </text:list-item>
        <text:list-item>
          <text:p text:style-name="P33">Idempotent ausführen: Wenn <text:span text:style-name="Source_20_Text">output_file</text:span> schon existiert und ein „DONE“-Marker gesetzt ist → skip.</text:p>
        </text:list-item>
        <text:list-item>
          <text:p text:style-name="P33">Logging: pro Job die verwendeten Parameter speichern.</text:p>
        </text:list-item>
      </text:list>
      <text:p text:style-name="Text_20_body">(„Idempotency“ und „safe retries“ sind generell Best Practice für robuste API-Integrationen.) </text:p>
      <text:p text:style-name="Horizontal_20_Line"/>
      <text:h text:style-name="Heading_20_2" text:outline-level="2"><text:soft-page-break/>4) Warum nicht OpenAI Batch API?</text:h>
      <text:p text:style-name="Text_20_body">Die OpenAI Batch API ist aktuell auf bestimmte Endpoints beschränkt (z. B. <text:span text:style-name="Source_20_Text">/v1/responses</text:span>, <text:span text:style-name="Source_20_Text">/v1/chat/completions</text:span>, Embeddings, Moderations). Die <text:span text:style-name="Strong_20_Emphasis">Image-Endpunkte</text:span> sind dort nicht als Batch-Endpunkt aufgeführt. Das heißt: Du brauchst dafür Deine eigene Queue/Worker-Ausführung (oder ein externes Job-System). </text:p>
      <text:p text:style-name="Horizontal_20_Line"/>
      <text:h text:style-name="Heading_20_2" text:outline-level="2">5) Konkrete Umsetzungsschritte in Deinem Java-Projekt</text:h>
      <text:list text:style-name="L25">
        <text:list-item>
          <text:p text:style-name="P34"><text:span text:style-name="Strong_20_Emphasis">JSON parsen</text:span> (hast Du bereits): <text:span text:style-name="Source_20_Text">Catalog → Products → Media → Images[]</text:span>. </text:p>
        </text:list-item>
      </text:list>
      <text:list text:style-name="L26">
        <text:list-item>
          <text:p text:style-name="P35"><text:span text:style-name="Strong_20_Emphasis">Jobliste bauen</text:span>:</text:p>
        </text:list-item>
      </text:list>
      <text:list text:style-name="L27">
        <text:list-item>
          <text:p text:style-name="P36">Für jedes Produkt: erstelle 1 Masterjob + 2 Editjobs (oder 3, wenn Du wirklich 3 Perspektiven zusätzlich zum Master willst; Du wolltest „drei Perspektiven“—das kann man als Master+2 oder als 3 separate Shots verstehen; üblich wäre 3 Shots total).</text:p>
        </text:list-item>
        <text:list-item>
          <text:p text:style-name="P36">Für jedes erzeugte Masterbild: Thumbnail lokal rendern.</text:p>
        </text:list-item>
      </text:list>
      <text:list text:style-name="L28">
        <text:list-item>
          <text:p text:style-name="P37"><text:span text:style-name="Strong_20_Emphasis">Prompt-Bausteine</text:span>:</text:p>
        </text:list-item>
      </text:list>
      <text:list text:style-name="L29">
        <text:list-item>
          <text:p text:style-name="P38">Basis: Produktname, Kategorie, Zustand, Key-Specs, Stilregeln (Studio, neutral).</text:p>
        </text:list-item>
        <text:list-item>
          <text:p text:style-name="P38">Perspektivzusatz: <text:span text:style-name="Source_20_Text">Front 3/4 view</text:span>, <text:span text:style-name="Source_20_Text">Left 3/4 view</text:span>, <text:span text:style-name="Source_20_Text">Rear view</text:span>, etc.</text:p>
        </text:list-item>
      </text:list>
      <text:list text:style-name="L30">
        <text:list-item>
          <text:p text:style-name="P39"><text:span text:style-name="Strong_20_Emphasis">API-Aufrufe</text:span>:</text:p>
        </text:list-item>
      </text:list>
      <text:list text:style-name="L31">
        <text:list-item>
          <text:p text:style-name="P40">Generation: Image API „Generations“</text:p>
        </text:list-item>
        <text:list-item>
          <text:p text:style-name="P40">Perspektiven: Image API „Edits“ mit Masterbild als Input. </text:p>
        </text:list-item>
      </text:list>
      <text:list text:style-name="L32">
        <text:list-item>
          <text:p text:style-name="P41"><text:span text:style-name="Strong_20_Emphasis">Dateiausgabe</text:span>:</text:p>
        </text:list-item>
      </text:list>
      <text:list text:style-name="L33">
        <text:list-item>
          <text:p text:style-name="P42">Ergebnisbytes → exakt unter <text:span text:style-name="Source_20_Text">file</text:span> speichern.</text:p>
        </text:list-item>
        <text:list-item>
          <text:p text:style-name="P42">Thumbnail lokal (z. B. 256×256) aus Master/Angle-Bild ableiten → unter <text:span text:style-name="Source_20_Text">thumbnail_file</text:span> speichern. </text:p>
        </text:list-item>
      </text:list>
      <text:list text:style-name="L34">
        <text:list-item text:start-value="6">
          <text:p text:style-name="P43"><text:span text:style-name="Strong_20_Emphasis">Resuming</text:span>:</text:p>
          <text:list>
            <text:list-item>
              <text:p text:style-name="P43">Beim erneuten Lauf: bereits fertige Jobs anhand Datei+Status überspringen.</text:p>
            </text:list-item>
          </text:list>
        </text:list-item>
      </text:list>
      <text:p text:style-name="Horizontal_20_Line"/>
      <text:h text:style-name="Heading_20_2" text:outline-level="2">6) Praktische Hinweise, die in der Realität entscheidend sind</text:h>
      <text:list text:style-name="L35">
        <text:list-item>
          <text:p text:style-name="P44"><text:span text:style-name="Strong_20_Emphasis">Stil-/Serien-Konsistenz</text:span>: Master + Edits ist der wichtigste Hebel. </text:p>
        </text:list-item>
      </text:list>
      <text:list text:style-name="L36">
        <text:list-item>
          <text:p text:style-name="P45"><text:span text:style-name="Strong_20_Emphasis">Deterministische Thumbnails</text:span>: lokal erzeugen statt per KI.</text:p>
        </text:list-item>
        <text:list-item>
          <text:p text:style-name="P45"><text:span text:style-name="Strong_20_Emphasis">Kostenkontrolle</text:span>: erst Master klein testen (z. B. 512), dann final größer.</text:p>
        </text:list-item>
        <text:list-item>
          <text:p text:style-name="P45"><text:span text:style-name="Strong_20_Emphasis">Qualitätssicherung</text:span>: optional einen „Review“-Schritt einbauen (z. B. simple Heuristiken: Datei existiert, Mindestgröße, nicht komplett einfarbig, etc.).</text:p>
        </text:list-item>
      </text:list>
      <text:p text:style-name="Horizontal_20_Line"/>
      <text:p text:style-name="Text_20_body"><text:soft-page-break/>Wenn Du willst, kann ich Dir als nächsten Schritt (ohne Rückfragen) ein konkretes, lauffähiges Java-Gerüst skizzieren:</text:p>
      <text:list text:style-name="L37">
        <text:list-item>
          <text:p text:style-name="P46"><text:span text:style-name="Source_20_Text">Job</text:span>-Klasse + SQLite-basierte Job-DB</text:p>
        </text:list-item>
        <text:list-item>
          <text:p text:style-name="P46"><text:span text:style-name="Source_20_Text">ImageGenerationWorker</text:span> (Generations/Edits)</text:p>
        </text:list-item>
        <text:list-item>
          <text:p text:style-name="P46"><text:span text:style-name="Source_20_Text">ThumbnailService</text:span> (ImageIO + Center-Crop)</text:p>
        </text:list-item>
        <text:list-item>
          <text:p text:style-name="P46">CLI: <text:span text:style-name="Source_20_Text">generate-images --json katalog.json --out-root ./assets --concurrency 4</text:span></text:p>
        </text:list-item>
      </text:list>
      <text:h text:style-name="P3" text:outline-level="5">Du:</text:h>
      <text:p text:style-name="Text_20_body">das nehme ich gerne an, mach das, aber mit einer Änderung: Anstelle einer SQLITE-DB lege die Jobdaten einfach als Listen und Maps im Speicher ab, wenn das geht. Für jedes zu erstellende Bild gibt es im JSON bereits einen "generation_prompt", bitte verwende diesen, und füge noch die Attribute "Dramatisch" und "Heroisch" hinzu.</text:p>
      <text:h text:style-name="Heading_20_6" text:outline-level="6">ChatGPT:</text:h>
      <text:p text:style-name="P2">Download ZIP (Projekt inkl. In-Memory Job-Runner)</text:p>
      <text:h text:style-name="Heading_20_3" text:outline-level="3">Was ich umgesetzt habe</text:h>
      <text:list text:style-name="L38">
        <text:list-item>
          <text:p text:style-name="P47"><text:span text:style-name="Strong_20_Emphasis">Keine SQLite/DB</text:span>: Jobdaten werden ausschließlich als <text:span text:style-name="Strong_20_Emphasis">Listen/Maps im Speicher</text:span> gehalten (<text:span text:style-name="Source_20_Text">ImageJobPlan</text:span> mit <text:span text:style-name="Source_20_Text">Map&lt;String, ImageJob&gt;</text:span> + <text:span text:style-name="Source_20_Text">List&lt;ImageJob&gt;</text:span>).</text:p>
        </text:list-item>
        <text:list-item>
          <text:p text:style-name="P47"><text:span text:style-name="Strong_20_Emphasis">Pro Bild-Eintrag im JSON genau ein KI-Job</text:span>: Es wird über <text:span text:style-name="Source_20_Text">products[].media.images[]</text:span> iteriert (also genau über die Bildpfade/Namen, die im JSON stehen).</text:p>
        </text:list-item>
        <text:list-item>
          <text:p text:style-name="P47"><text:span text:style-name="Strong_20_Emphasis">Prompt-Verwendung wie gewünscht</text:span>: Für jeden Bild-Job wird der vorhandene <text:span text:style-name="Source_20_Text">generation_prompt</text:span> verwendet und am Ende ergänzt um:<text:line-break/><text:span text:style-name="Source_20_Text">Stilattribute: Dramatisch, Heroisch.</text:span></text:p>
        </text:list-item>
        <text:list-item>
          <text:p text:style-name="P47"><text:span text:style-name="Strong_20_Emphasis">Thumbnail-Erzeugung</text:span>: Für jedes generierte Bild wird <text:span text:style-name="Strong_20_Emphasis">lokal deterministisch</text:span> ein Thumbnail erzeugt (Center-Crop + Downscale), gespeichert unter <text:span text:style-name="Source_20_Text">thumbnail_file</text:span> aus dem JSON.</text:p>
        </text:list-item>
      </text:list>
      <text:p text:style-name="Text_20_body">Technisch nutzt der Runner die OpenAI <text:span text:style-name="Strong_20_Emphasis">Images API</text:span> <text:span text:style-name="Source_20_Text">POST /v1/images/generations</text:span>.<text:line-break/>Authentifizierung erfolgt per <text:span text:style-name="Source_20_Text">Authorization: Bearer &lt;OPENAI_API_KEY&gt;</text:span>.</text:p>
      <text:p text:style-name="Horizontal_20_Line"/>
      <text:h text:style-name="Heading_20_2" text:outline-level="2">Ausführen</text:h>
      <text:h text:style-name="Heading_20_3" text:outline-level="3">1) API Key setzen</text:h>
      <text:p text:style-name="P48"><text:span text:style-name="Source_20_Text">export OPENAI_API_KEY="DEIN_KEY"</text:span></text:p>
      <text:h text:style-name="Heading_20_3" text:outline-level="3">2) Jar starten (Image-Generierung)</text:h>
      <text:p text:style-name="P12"><text:span text:style-name="Source_20_Text">java -jar target/tagebau-catalog-parser-1.0.0-shaded.jar --generate-images /pfad/zur/tagebau_demo_katalog.json ./out-assets \</text:span></text:p>
      <text:p text:style-name="P13"><text:soft-page-break/><text:span text:style-name="Source_20_Text"><text:s text:c="2"/>--model gpt-image-1.5 --size 1024x1024 --concurrency 4 --thumb 256</text:span></text:p>
      <text:list text:style-name="L39">
        <text:list-item>
          <text:p text:style-name="P49"><text:span text:style-name="Source_20_Text">./out-assets</text:span> ist ein frei wählbares Root-Verzeichnis.</text:p>
        </text:list-item>
        <text:list-item>
          <text:p text:style-name="P49">Die relativen Pfade aus dem JSON (<text:span text:style-name="Source_20_Text">file</text:span>, <text:span text:style-name="Source_20_Text">thumbnail_file</text:span>) werden <text:span text:style-name="Strong_20_Emphasis">darunter</text:span> gespiegelt.</text:p>
        </text:list-item>
        <text:list-item>
          <text:p text:style-name="P49"><text:span text:style-name="Source_20_Text">--concurrency</text:span> steuert die Parallelität (Threads).</text:p>
        </text:list-item>
      </text:list>
      <text:p text:style-name="Horizontal_20_Line"/>
      <text:h text:style-name="Heading_20_2" text:outline-level="2">Wo im Code Du schauen solltest</text:h>
      <text:list text:style-name="L40">
        <text:list-item>
          <text:p text:style-name="P50"><text:span text:style-name="Source_20_Text">de.demo.katalog.images.ImageJobPlanner</text:span><text:line-break/>Baut die In-Memory Jobs aus <text:span text:style-name="Source_20_Text">media.images[]</text:span> und setzt den Prompt inkl. „Dramatisch, Heroisch“.</text:p>
        </text:list-item>
        <text:list-item>
          <text:p text:style-name="P50"><text:span text:style-name="Source_20_Text">de.demo.katalog.images.ImageJobRunner</text:span><text:line-break/>Führt Jobs parallel aus, speichert Bild + Thumbnail, sammelt Errors im Plan.</text:p>
        </text:list-item>
        <text:list-item>
          <text:p text:style-name="P50"><text:span text:style-name="Source_20_Text">de.demo.katalog.images.OpenAiImageClient</text:span><text:line-break/>Minimaler HTTP-Client gegen <text:span text:style-name="Source_20_Text">POST https://api.openai.com/v1/images/generations</text:span>.</text:p>
        </text:list-item>
        <text:list-item>
          <text:p text:style-name="P50"><text:span text:style-name="Source_20_Text">de.demo.katalog.images.ThumbnailService</text:span><text:line-break/>Deterministische Thumbnail-Erzeugung.</text:p>
        </text:list-item>
      </text:list>
      <text:p text:style-name="Horizontal_20_Line"/>
      <text:h text:style-name="Heading_20_2" text:outline-level="2">Wichtige Einschränkung (damit Du korrekt planst)</text:h>
      <text:p text:style-name="Text_20_body">Mit ausschließlich textbasierten Generations (pro Bild eigener Prompt) kann die Serie „gleiches Produkt, nur andere Perspektive“ variieren. Wenn Du wirklich sehr hohe Konsistenz brauchst, wäre der nächste Schritt: <text:span text:style-name="Strong_20_Emphasis">erst ein Basisbild erzeugen, dann Perspektiven als “edits” mit Referenzbild</text:span> generieren (multipart <text:span text:style-name="Source_20_Text">POST /v1/images/edits</text:span>). Das ist ebenfalls Teil der Images API.</text:p>
      <text:p text:style-name="Text_20_body">Wenn Du willst, kann ich den Runner so erweitern, dass er:</text:p>
      <text:list text:style-name="L41">
        <text:list-item>
          <text:p text:style-name="P51">pro Produkt ein “MASTER” erzeugt</text:p>
        </text:list-item>
        <text:list-item>
          <text:p text:style-name="P51">die drei Perspektiven als <text:span text:style-name="Source_20_Text">edits</text:span> aus dem MASTER ableitet<text:line-break/>und trotzdem die Pfade aus <text:span text:style-name="Source_20_Text">media.images[]</text:span> respektiert.</text:p>
        </text:list-item>
      </text:list>
      <text:h text:style-name="Heading_20_5" text:outline-level="5">Du:</text:h>
      <text:p text:style-name="Text_20_body">leider habe ich keinen OpenAI-Account, sondern nur einen normalen ChatGPT-Account, und einen Account bei StabelDiffusionWeb, und alternativ wäre meine Hardware schnell genug, um StableDiffusion lokal zu installieren. Gibt es eine Möglichkeit den Produktbilder-Erstellungs-Vorgang mit einem dieser drei Generatoren durchzuführen? </text:p>
      <text:h text:style-name="Heading_20_6" text:outline-level="6">ChatGPT:</text:h>
      <text:p text:style-name="P2">Ja – mit Deinen drei genannten Optionen geht das, aber mit sehr unterschiedlichen Automatisierungsgraden.</text:p>
      <text:h text:style-name="Heading_20_2" text:outline-level="2"><text:soft-page-break/>1) „Nur normaler ChatGPT-Account“ (ohne OpenAI API): nur manuell, nicht sauber automatisierbar</text:h>
      <text:p text:style-name="Text_20_body">ChatGPT kann zwar Bilder generieren (je nach Plan/Limit), aber <text:span text:style-name="Strong_20_Emphasis">ein normaler ChatGPT-Account liefert Dir keine offizielle, programmatische Schnittstelle</text:span>, die Du in Deinem Java-Jobrunner wie eine API ansprechen kannst. Für Automatisierung ist üblicherweise ein OpenAI-API-Key nötig (Images API / Responses API). </text:p>
      <text:p text:style-name="Text_20_body"><text:line-break/>Alles, was „ChatGPT-Webkonto als API missbrauchen“ will (Browser-Automation / Scraping / Wrapper ohne Key), ist unzuverlässig und birgt Account-Risiken; solche „Umgehungs“-Ansätze werden in der Praxis oft als ToS-problematisch beschrieben. </text:p>
      <text:p text:style-name="Text_20_body"><text:span text:style-name="Strong_20_Emphasis">Fazit:</text:span> Für „weitgehend automatisiert“ ist ChatGPT ohne API nicht die passende Basis.</text:p>
      <text:p text:style-name="Horizontal_20_Line"/>
      <text:h text:style-name="Heading_20_2" text:outline-level="2">2) „StableDiffusionWeb“-Account: unklar, ob das überhaupt ein Generator mit API ist</text:h>
      <text:p text:style-name="Text_20_body">Die Domain <text:span text:style-name="Source_20_Text">stablediffusionweb.com</text:span> wirkt in den öffentlich auffindbaren Seiten primär wie <text:span text:style-name="Strong_20_Emphasis">Prompt-Datenbank / Tools</text:span>, nicht wie eine klare, dokumentierte „Image Generation API“, die Du direkt ansprechen könntest. Ich kann anhand der auffindbaren Seiten nicht bestätigen, dass es dort eine brauchbare generative REST-API für Batch-Jobs gibt. </text:p>
      <text:p text:style-name="Text_20_body">Wenn Du mir den exakten Dienstnamen/URL aus Deinem Account nennst (oder ein Screenshot der API/Integrationsseite), kann ich gezielt prüfen, ob es:</text:p>
      <text:list text:style-name="L42">
        <text:list-item>
          <text:p text:style-name="P52">einen API-Key,</text:p>
        </text:list-item>
        <text:list-item>
          <text:p text:style-name="P52">einen Endpoint (txt2img/img2img),</text:p>
        </text:list-item>
        <text:list-item>
          <text:p text:style-name="P52">Rate Limits,</text:p>
        </text:list-item>
        <text:list-item>
          <text:p text:style-name="P52">Output-Handling<text:line-break/>gibt.</text:p>
        </text:list-item>
      </text:list>
      <text:p text:style-name="Text_20_body"><text:span text:style-name="Strong_20_Emphasis">Kurz:</text:span> Mit „stablediffusionweb.com“ kann ich eine Job-Automation derzeit nicht bestätigen. </text:p>
      <text:p text:style-name="Horizontal_20_Line"/>
      <text:h text:style-name="Heading_20_2" text:outline-level="2">3) Lokal installieren: Stable Diffusion (empfohlen für echte Automatisierung)</text:h>
      <text:p text:style-name="Text_20_body">Wenn Deine Hardware schnell genug ist, ist lokale Automatisierung am geradlinigsten. Zwei gängige Wege:</text:p>
      <text:h text:style-name="Heading_20_3" text:outline-level="3">Option 3A: AUTOMATIC1111 WebUI mit offizieller API</text:h>
      <text:p text:style-name="Text_20_body">AUTOMATIC1111 bringt eine dokumentierte API mit, u. a. <text:span text:style-name="Source_20_Text">txt2img</text:span> (Text→Bild) und <text:span text:style-name="Source_20_Text">img2img</text:span> (Bild→Bild). </text:p>
      <text:p text:style-name="Text_20_body"><text:soft-page-break/><text:line-break/>Typisch ist:</text:p>
      <text:list text:style-name="L43">
        <text:list-item>
          <text:p text:style-name="P53">Stable Diffusion WebUI lokal starten</text:p>
        </text:list-item>
        <text:list-item>
          <text:p text:style-name="P53">API-Endpunkt ansprechen: <text:span text:style-name="Source_20_Text">POST /sdapi/v1/txt2img</text:span> (und optional <text:span text:style-name="Source_20_Text">.../img2img</text:span>) </text:p>
        </text:list-item>
      </text:list>
      <text:p text:style-name="Text_20_body"><text:span text:style-name="Strong_20_Emphasis">Wie Du damit Deinen JSON-Workflow abbildest</text:span></text:p>
      <text:list text:style-name="L44">
        <text:list-item>
          <text:p text:style-name="P54">JSON einlesen → pro <text:span text:style-name="Source_20_Text">media.images[]</text:span> einen Job erzeugen (genau wie Du es schon geplant hast).</text:p>
        </text:list-item>
        <text:list-item>
          <text:p text:style-name="P54">Prompt: <text:span text:style-name="Source_20_Text">generation_prompt</text:span> aus JSON + „Dramatisch, Heroisch“ anhängen.</text:p>
        </text:list-item>
        <text:list-item>
          <text:p text:style-name="P54"><text:span text:style-name="Source_20_Text">txt2img</text:span> Request an A1111 senden:</text:p>
          <text:list>
            <text:list-item>
              <text:p text:style-name="P54">prompt</text:p>
            </text:list-item>
            <text:list-item>
              <text:p text:style-name="P54">negative_prompt (optional)</text:p>
            </text:list-item>
            <text:list-item>
              <text:p text:style-name="P54">steps, cfg_scale, sampler, width/height</text:p>
            </text:list-item>
            <text:list-item>
              <text:p text:style-name="P54">seed (wichtig für Reproduzierbarkeit)</text:p>
            </text:list-item>
          </text:list>
        </text:list-item>
        <text:list-item>
          <text:p text:style-name="P54">Ergebnis (Base64) dekodieren und unter <text:span text:style-name="Source_20_Text">file</text:span> speichern.</text:p>
        </text:list-item>
        <text:list-item>
          <text:p text:style-name="P54">Thumbnail lokal generieren und unter <text:span text:style-name="Source_20_Text">thumbnail_file</text:span> speichern.</text:p>
        </text:list-item>
      </text:list>
      <text:p text:style-name="Text_20_body"><text:span text:style-name="Strong_20_Emphasis">Konsistenz über Perspektiven</text:span></text:p>
      <text:list text:style-name="L45">
        <text:list-item>
          <text:p text:style-name="P55">Wenn Du drei Perspektiven „dasselbe Produkt“ wirklich konsistent willst: erst ein Referenzbild erzeugen, dann perspektivische Varianten via <text:span text:style-name="Source_20_Text">img2img</text:span> (oder ControlNet/Reference-Workflows) – das ist in SD-Ökosystemen üblich. Die A1111-API deckt <text:span text:style-name="Source_20_Text">img2img</text:span> ab. </text:p>
        </text:list-item>
      </text:list>
      <text:h text:style-name="Heading_20_3" text:outline-level="3">Option 3B: ComfyUI (Workflow-basiert, sehr gut für reproduzierbare Pipelines)</text:h>
      <text:p text:style-name="Text_20_body">ComfyUI eignet sich, wenn Du einen festen Workflow (Model/LoRA/ControlNet/Seed/Resize/Save) als „Pipeline“ definieren willst. Es gibt Möglichkeiten, Workflows per API auszuführen (inkl. Queue/Progress via WebSocket). </text:p>
      <text:p text:style-name="Text_20_body"><text:span text:style-name="Strong_20_Emphasis">Mapping auf Deinen Fall</text:span></text:p>
      <text:list text:style-name="L46">
        <text:list-item>
          <text:p text:style-name="P56">Du baust einmal einen ComfyUI-Workflow:</text:p>
          <text:list>
            <text:list-item>
              <text:p text:style-name="P56">Prompt rein</text:p>
            </text:list-item>
            <text:list-item>
              <text:p text:style-name="P56">ggf. feste Seeds</text:p>
            </text:list-item>
            <text:list-item>
              <text:p text:style-name="P56">3 Perspektiven (z. B. unterschiedliche Kamera/Prompt-Suffixe)</text:p>
            </text:list-item>
            <text:list-item>
              <text:p text:style-name="P56">Save Image in definierte Pfade (oder gibst Prefix zurück und speicherst selbst)</text:p>
            </text:list-item>
          </text:list>
        </text:list-item>
        <text:list-item>
          <text:p text:style-name="P56">Dein Java-Programm schickt pro Produkt/Job den Prompt an ComfyUI <text:span text:style-name="Source_20_Text">/prompt</text:span>-API und wartet auf Output. </text:p>
        </text:list-item>
      </text:list>
      <text:p text:style-name="Horizontal_20_Line"/>
      <text:h text:style-name="Heading_20_2" text:outline-level="2"><text:soft-page-break/>Welche Variante passt am besten zu Deinen Anforderungen?</text:h>
      <text:list text:style-name="L47">
        <text:list-item>
          <text:p text:style-name="P57"><text:span text:style-name="Strong_20_Emphasis">Maximale Automatisierung + volle Kontrolle + lokale Speicherung nach JSON-Pfaden:</text:span><text:line-break/><text:span text:style-name="Strong_20_Emphasis">AUTOMATIC1111 API</text:span> oder <text:span text:style-name="Strong_20_Emphasis">ComfyUI API</text:span> (lokal) </text:p>
        </text:list-item>
      </text:list>
      <text:list text:style-name="L48">
        <text:list-item>
          <text:p text:style-name="P58"><text:span text:style-name="Strong_20_Emphasis">Wenn Du später sehr stabile Serien (gleiches Produkt, 3 Perspektiven) willst:</text:span><text:line-break/>eher <text:span text:style-name="Strong_20_Emphasis">ComfyUI</text:span>, weil Workflows (Reference/ControlNet/LoRA) dort sehr reproduzierbar sind. </text:p>
        </text:list-item>
      </text:list>
      <text:list text:style-name="L49">
        <text:list-item>
          <text:p text:style-name="P59"><text:span text:style-name="Strong_20_Emphasis">ChatGPT ohne API:</text:span> praktisch nur manuell (nicht job-basiert).</text:p>
        </text:list-item>
      </text:list>
      <text:p text:style-name="Horizontal_20_Line"/>
      <text:h text:style-name="Heading_20_2" text:outline-level="2">Minimaler „To-do“-Plan für lokale Automatisierung (A1111 als Beispiel)</text:h>
      <text:list text:style-name="L50">
        <text:list-item>
          <text:p text:style-name="P60">Installiere und starte A1111 WebUI mit aktivierter API (Standard-Setup, API ist dokumentiert). </text:p>
        </text:list-item>
      </text:list>
      <text:list text:style-name="L51">
        <text:list-item text:start-value="2">
          <text:p text:style-name="P61">In Deinem Java-Tool:</text:p>
          <text:list>
            <text:list-item>
              <text:p text:style-name="P61">baue pro <text:span text:style-name="Source_20_Text">media.images[]</text:span> einen Job</text:p>
            </text:list-item>
            <text:list-item>
              <text:p text:style-name="P61"><text:span text:style-name="Source_20_Text">prompt = generation_prompt + "\nStilattribute: Dramatisch, Heroisch."</text:span></text:p>
            </text:list-item>
            <text:list-item>
              <text:p text:style-name="P61"><text:span text:style-name="Source_20_Text">POST /sdapi/v1/txt2img</text:span></text:p>
            </text:list-item>
            <text:list-item>
              <text:p text:style-name="P61">speichere unter <text:span text:style-name="Source_20_Text">file</text:span>, Thumbnail unter <text:span text:style-name="Source_20_Text">thumbnail_file</text:span></text:p>
            </text:list-item>
          </text:list>
        </text:list-item>
        <text:list-item>
          <text:p text:style-name="P61">Ergänze:</text:p>
          <text:list>
            <text:list-item>
              <text:p text:style-name="P61"><text:span text:style-name="Source_20_Text">seed</text:span> pro Bild fest (z. B. Hash aus <text:span text:style-name="Source_20_Text">product_id + role</text:span>) für Wiederholbarkeit</text:p>
            </text:list-item>
            <text:list-item>
              <text:p text:style-name="P61">Retries/Backoff bei Fehlern</text:p>
            </text:list-item>
          </text:list>
        </text:list-item>
      </text:list>
      <text:p text:style-name="Horizontal_20_Line"/>
      <text:p text:style-name="Text_20_body">Wenn Du willst, kann ich Dir als nächsten Schritt die konkrete Anpassung Deines bisherigen Java-Jobrunners liefern:</text:p>
      <text:list text:style-name="L52">
        <text:list-item>
          <text:p text:style-name="P62">statt OpenAI-Client ein <text:span text:style-name="Source_20_Text">A1111Client</text:span> mit <text:span text:style-name="Source_20_Text">POST /sdapi/v1/txt2img</text:span></text:p>
        </text:list-item>
        <text:list-item>
          <text:p text:style-name="P62">Base64-Decoding → Datei</text:p>
        </text:list-item>
        <text:list-item>
          <text:p text:style-name="P62">gleiche In-Memory Joblisten/Maps</text:p>
        </text:list-item>
        <text:list-item>
          <text:p text:style-name="P62">identisches Prompt-Handling (<text:span text:style-name="Source_20_Text">generation_prompt</text:span> + Dramatisch/Heroisch)<text:line-break/>und optional eine zweite Ausführungsart für ComfyUI.</text:p>
        </text:list-item>
      </text:list>
      <text:h text:style-name="Heading_20_5" text:outline-level="5">Du:</text:h>
      <text:p text:style-name="Text_20_body">ja ok, das klingt nach einiger fehleranfälliger Arbeit auf meiner Seite, aber ich will das ja auch irgendwie lernen, also mach das bitte so, und ändere das Programm genauso ab.</text:p>
      <text:h text:style-name="Heading_20_6" text:outline-level="6">ChatGPT:</text:h>
      <text:p text:style-name="P2">Download ZIP (Java-Projekt, umgestellt auf Stable Diffusion WebUI / AUTOMATIC1111 API)</text:p>
      <text:h text:style-name="Heading_20_3" text:outline-level="3"><text:soft-page-break/>Was geändert wurde (wie gewünscht)</text:h>
      <text:list text:style-name="L53">
        <text:list-item>
          <text:p text:style-name="P63"><text:span text:style-name="Strong_20_Emphasis">Keine Datenbank</text:span>: Jobdaten sind <text:span text:style-name="Strong_20_Emphasis">nur in Memory</text:span> (<text:span text:style-name="Source_20_Text">ImageJobPlan</text:span> = <text:span text:style-name="Source_20_Text">List</text:span> + <text:span text:style-name="Source_20_Text">Map</text:span>).</text:p>
        </text:list-item>
        <text:list-item>
          <text:p text:style-name="P63"><text:span text:style-name="Strong_20_Emphasis">Prompts</text:span>: Pro Bild wird der im JSON vorhandene <text:span text:style-name="Source_20_Text">generation_prompt</text:span> genutzt und am Ende ergänzt um<text:line-break/><text:span text:style-name="Source_20_Text">Stilattribute: Dramatisch, Heroisch.</text:span></text:p>
        </text:list-item>
        <text:list-item>
          <text:p text:style-name="P63"><text:span text:style-name="Strong_20_Emphasis">Generator</text:span>: Statt OpenAI wird <text:span text:style-name="Strong_20_Emphasis">AUTOMATIC1111 Stable Diffusion WebUI API</text:span> verwendet:<text:line-break/><text:span text:style-name="Source_20_Text">POST /sdapi/v1/txt2img</text:span> (Text→Bild). </text:p>
        </text:list-item>
      </text:list>
      <text:list text:style-name="L54">
        <text:list-item>
          <text:p text:style-name="P64"><text:span text:style-name="Strong_20_Emphasis">Speichern</text:span>: Das generierte PNG wird unter <text:span text:style-name="Source_20_Text">media.images[].file</text:span> abgelegt (relativ unter <text:span text:style-name="Source_20_Text">out-root</text:span>), Thumbnail wird <text:span text:style-name="Strong_20_Emphasis">lokal deterministisch</text:span> aus dem PNG erzeugt und unter <text:span text:style-name="Source_20_Text">thumbnail_file</text:span> gespeichert.</text:p>
        </text:list-item>
      </text:list>
      <text:p text:style-name="Horizontal_20_Line"/>
      <text:h text:style-name="Heading_20_2" text:outline-level="2">Voraussetzung: AUTOMATIC1111 mit API starten</text:h>
      <text:p text:style-name="Text_20_body">Damit <text:span text:style-name="Source_20_Text">/sdapi/v1/txt2img</text:span> verfügbar ist, muss die WebUI mit API laufen. Die offizielle Doku beschreibt die API und das Prinzip „Payload mit Parametern posten“. </text:p>
      <text:p text:style-name="Text_20_body">Typisch (je nach Installation) ist ein Start mit <text:span text:style-name="Source_20_Text">--api</text:span> (und dann läuft es standardmäßig auf <text:span text:style-name="Source_20_Text">http://127.0.0.1:7860</text:span>). </text:p>
      <text:p text:style-name="Horizontal_20_Line"/>
      <text:h text:style-name="Heading_20_2" text:outline-level="2">Verwendung (lokal bei Dir)</text:h>
      <text:h text:style-name="Heading_20_3" text:outline-level="3">1) Projekt bauen</text:h>
      <text:p text:style-name="Text_20_body">Das ZIP ist ein Maven-Projekt (<text:span text:style-name="Source_20_Text">pom.xml</text:span>). Build dann bei Dir:</text:p>
      <text:p text:style-name="P48"><text:span text:style-name="Source_20_Text">mvn -DskipTests package</text:span></text:p>
      <text:h text:style-name="Heading_20_3" text:outline-level="3">2) Nur JSON parsen &amp; prüfen</text:h>
      <text:p text:style-name="P48"><text:span text:style-name="Source_20_Text">java -jar target/tagebau-catalog-parser-1.1.0-shaded.jar --parse /pfad/zur/tagebau_demo_katalog.json</text:span></text:p>
      <text:h text:style-name="Heading_20_3" text:outline-level="3">3) Bilder erzeugen (Stable Diffusion WebUI API)</text:h>
      <text:p text:style-name="P12"><text:span text:style-name="Source_20_Text">java -jar target/tagebau-catalog-parser-1.1.0-shaded.jar --generate-images /pfad/zur/tagebau_demo_katalog.json ./out-assets \</text:span></text:p>
      <text:p text:style-name="P19"><text:span text:style-name="Source_20_Text"><text:s text:c="2"/>--sd-url http://127.0.0.1:7860 \</text:span></text:p>
      <text:p text:style-name="P19"><text:span text:style-name="Source_20_Text"><text:s text:c="2"/>--size 1024x1024 --steps 30 --cfg 7.0 \</text:span></text:p>
      <text:p text:style-name="P19"><text:span text:style-name="Source_20_Text"><text:s text:c="2"/>--sampler "DPM++ 2M Karras" \</text:span></text:p>
      <text:p text:style-name="P13"><text:span text:style-name="Source_20_Text"><text:s text:c="2"/>--concurrency 4 --thumb 256</text:span></text:p>
      <text:p text:style-name="Text_20_body"><text:span text:style-name="Strong_20_Emphasis">Wichtig:</text:span> Der Code ruft pro Bild-Job <text:span text:style-name="Source_20_Text">POST /sdapi/v1/txt2img</text:span> auf und verarbeitet das Feld <text:span text:style-name="Source_20_Text">images[]</text:span> (Base64) aus der Response. </text:p>
      <text:p text:style-name="Horizontal_20_Line"/>
      <text:h text:style-name="Heading_20_2" text:outline-level="2"><text:soft-page-break/>Wo im Code die SD-Anbindung sitzt</text:h>
      <text:list text:style-name="L55">
        <text:list-item>
          <text:p text:style-name="P65"><text:span text:style-name="Source_20_Text">de.demo.katalog.images.StableDiffusionWebUiClient</text:span><text:line-break/>→ macht den HTTP-Call auf <text:span text:style-name="Source_20_Text">/sdapi/v1/txt2img</text:span>. </text:p>
        </text:list-item>
      </text:list>
      <text:list text:style-name="L56">
        <text:list-item>
          <text:p text:style-name="P66"><text:span text:style-name="Source_20_Text">de.demo.katalog.images.ImageJobPlanner</text:span><text:line-break/>→ nimmt <text:span text:style-name="Source_20_Text">generation_prompt</text:span> aus dem JSON und hängt „Dramatisch, Heroisch“ an.</text:p>
        </text:list-item>
        <text:list-item>
          <text:p text:style-name="P66"><text:span text:style-name="Source_20_Text">de.demo.katalog.images.ImageJobRunner</text:span><text:line-break/>→ parallelisiert Jobs (Threadpool), speichert PNG + Thumbnail.</text:p>
        </text:list-item>
      </text:list>
      <text:p text:style-name="Horizontal_20_Line"/>
      <text:h text:style-name="Heading_20_2" text:outline-level="2">Hinweis zur Bild-„Serienkonsistenz“</text:h>
      <text:p text:style-name="Text_20_body">Mit <text:span text:style-name="Source_20_Text">txt2img</text:span> pro Bild (unabhängig) kann es passieren, dass die drei Perspektiven stilistisch/inhaltlich leicht driften, obwohl die Prompts ähnlich sind. Wenn Du später „wirklich dasselbe Produkt“ konsistent willst, ist der nächste Schritt meist <text:span text:style-name="Source_20_Text">img2img</text:span>/Referenz-basiert (auch Teil der WebUI-API), aber das ist <text:span text:style-name="Strong_20_Emphasis">nicht</text:span> in dieser Version eingebaut. </text:p>
      <text:section text:style-name="Sect1" text:name="thread-bottom-container">
        <text:p text:style-name="P2"/>
      </text:section>
      <text:section text:style-name="Sect1" text:name="prompt-textarea">
        <text:p text:style-name="P2"/>
      </text:section>
      <text:section text:style-name="Sect1" text:name="Bereich1">
        <text:p text:style-name="P2"><text:bookmark text:name="thread"/></text:p>
        <text:section text:style-name="Sect1" text:name="Bereich2">
          <text:p text:style-name="P2"><text:bookmark text:name="thread-bottom-container"/></text:p>
          <text:section text:style-name="Sect1" text:name="thread-bottom">
            <text:p text:style-name="P2"/>
          </text:section>
          <text:p text:style-name="P5">ChatGPT kann Fehler machen. Überprüfe wichtige Informationen. Siehe Cookie-Voreinstellungen.</text:p>
        </text:section>
      </text:section>
      <text:section text:style-name="Sect1" text:name="live-region-assertive">
        <text:p text:style-name="P2"/>
      </text:section>
      <text:section text:style-name="Sect1" text:name="live-region-polite">
        <text:p text:style-name="P2"/>
      </text:section>
      <text:p text:style-name="Text_20_body"><draw:frame draw:style-name="fr2" draw:name="Objekt1" text:anchor-type="as-char" svg:width="0.041cm" svg:height="0.041cm" draw:z-index="1"><draw:floating-frame/></draw:frame><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9T21:38:24.553326800</meta:creation-date>
    <dc:date>2026-01-09T21:40:02.094945100</dc:date>
    <meta:editing-duration>PT1M37S</meta:editing-duration>
    <meta:editing-cycles>1</meta:editing-cycles>
    <meta:document-statistic meta:table-count="0" meta:image-count="0" meta:object-count="1" meta:page-count="18" meta:paragraph-count="475" meta:word-count="3856" meta:character-count="30973" meta:non-whitespace-character-count="26641"/>
    <meta:generator>LibreOffice/25.8.4.2$Windows_X86_64 LibreOffice_project/290daaa01b999472f0c7a3890eb6a550fd74c6df</meta:generator>
  </office:meta>
</office:document-meta>
</file>